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4.75mm"/>
    </style:style>
    <style:style style:name="co2" style:family="table-column">
      <style:table-column-properties fo:break-before="auto" style:column-width="17.74mm"/>
    </style:style>
    <style:style style:name="co3" style:family="table-column">
      <style:table-column-properties fo:break-before="auto" style:column-width="31.96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cameraslog_3" table:style-name="ta1">
        <table:shapes>
          <draw:frame draw:z-index="0" draw:style-name="gr1" draw:text-style-name="P1" svg:width="159.99mm" svg:height="89.99mm" svg:x="75.46mm" svg:y="1mm">
            <loext:p draw:notify-on-update-of-ranges="cameraslog_3.A1:cameraslog_3.A1 cameraslog_3.A2:cameraslog_3.A1001 cameraslog_3.B1:cameraslog_3.B1 cameraslog_3.B2:cameraslog_3.B1001 cameraslog_3.A1:cameraslog_3.A1 cameraslog_3.A2:cameraslog_3.A1001 cameraslog_3.C1:cameraslog_3.C1 cameraslog_3.C2:cameraslog_3.C100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iteration</text:p>
          </table:table-cell>
          <table:table-cell office:value-type="string" calcext:value-type="string">
            <text:p>quality</text:p>
          </table:table-cell>
          <table:table-cell office:value-type="string" calcext:value-type="string">
            <text:p>number of camera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.962612" calcext:value-type="float">
            <text:p>4,96261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.62767" calcext:value-type="float">
            <text:p>4,6276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.756371" calcext:value-type="float">
            <text:p>4,75637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.831614" calcext:value-type="float">
            <text:p>4,8316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.859623" calcext:value-type="float">
            <text:p>4,85962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.906858" calcext:value-type="float">
            <text:p>4,90685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.138547" calcext:value-type="float">
            <text:p>5,13854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.122119" calcext:value-type="float">
            <text:p>5,12211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.122119" calcext:value-type="float">
            <text:p>5,12211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.301742" calcext:value-type="float">
            <text:p>5,30174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.068638" calcext:value-type="float">
            <text:p>5,06863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.258457" calcext:value-type="float">
            <text:p>5,25845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.967083" calcext:value-type="float">
            <text:p>4,96708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.968477" calcext:value-type="float">
            <text:p>4,96847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.000162" calcext:value-type="float">
            <text:p>5,00016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.131421" calcext:value-type="float">
            <text:p>5,13142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.038361" calcext:value-type="float">
            <text:p>5,03836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.958263" calcext:value-type="float">
            <text:p>4,95826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.946938" calcext:value-type="float">
            <text:p>4,94693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.946938" calcext:value-type="float">
            <text:p>4,94693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.000408" calcext:value-type="float">
            <text:p>5,00040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.831192" calcext:value-type="float">
            <text:p>4,83119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.003188" calcext:value-type="float">
            <text:p>5,00318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.14462" calcext:value-type="float">
            <text:p>5,1446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.039099" calcext:value-type="float">
            <text:p>5,03909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5.059469" calcext:value-type="float">
            <text:p>5,05946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.856926" calcext:value-type="float">
            <text:p>4,856926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5.051832" calcext:value-type="float">
            <text:p>5,05183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5.228914" calcext:value-type="float">
            <text:p>5,22891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.166651" calcext:value-type="float">
            <text:p>5,16665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.166651" calcext:value-type="float">
            <text:p>5,16665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.45322" calcext:value-type="float">
            <text:p>5,4532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5.463406" calcext:value-type="float">
            <text:p>5,46340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5.714332" calcext:value-type="float">
            <text:p>5,71433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5.714332" calcext:value-type="float">
            <text:p>5,71433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.919417" calcext:value-type="float">
            <text:p>5,91941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.804839" calcext:value-type="float">
            <text:p>5,80483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5.655762" calcext:value-type="float">
            <text:p>5,65576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5.399744" calcext:value-type="float">
            <text:p>5,39974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.286318" calcext:value-type="float">
            <text:p>5,28631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.440491" calcext:value-type="float">
            <text:p>5,44049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5.301596" calcext:value-type="float">
            <text:p>5,30159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5.388171" calcext:value-type="float">
            <text:p>5,38817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5.577982" calcext:value-type="float">
            <text:p>5,57798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.686322" calcext:value-type="float">
            <text:p>5,68632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5.686322" calcext:value-type="float">
            <text:p>5,68632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5.718264" calcext:value-type="float">
            <text:p>5,718264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.989557" calcext:value-type="float">
            <text:p>5,98955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5.741175" calcext:value-type="float">
            <text:p>5,74117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.636791" calcext:value-type="float">
            <text:p>5,636791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.636791" calcext:value-type="float">
            <text:p>5,636791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5.692806" calcext:value-type="float">
            <text:p>5,692806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5.518271" calcext:value-type="float">
            <text:p>5,51827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5.804841" calcext:value-type="float">
            <text:p>5,804841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.923362" calcext:value-type="float">
            <text:p>5,92336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6.069896" calcext:value-type="float">
            <text:p>6,069896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5.890259" calcext:value-type="float">
            <text:p>5,89025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6.113178" calcext:value-type="float">
            <text:p>6,113178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.264801" calcext:value-type="float">
            <text:p>6,26480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6.264801" calcext:value-type="float">
            <text:p>6,26480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6.115729" calcext:value-type="float">
            <text:p>6,115729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6.115729" calcext:value-type="float">
            <text:p>6,115729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6.305544" calcext:value-type="float">
            <text:p>6,30554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.138639" calcext:value-type="float">
            <text:p>6,138639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6.138639" calcext:value-type="float">
            <text:p>6,138639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6.262258" calcext:value-type="float">
            <text:p>6,26225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6.490264" calcext:value-type="float">
            <text:p>6,49026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6.440495" calcext:value-type="float">
            <text:p>6,44049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6.665957" calcext:value-type="float">
            <text:p>6,665957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6.899064" calcext:value-type="float">
            <text:p>6,89906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7.148602" calcext:value-type="float">
            <text:p>7,148602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7.06064" calcext:value-type="float">
            <text:p>7,0606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7.120351" calcext:value-type="float">
            <text:p>7,12035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6.911559" calcext:value-type="float">
            <text:p>6,91155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7.129387" calcext:value-type="float">
            <text:p>7,129387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7.129387" calcext:value-type="float">
            <text:p>7,129387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7.362487" calcext:value-type="float">
            <text:p>7,362487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7.452993" calcext:value-type="float">
            <text:p>7,452993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7.417344" calcext:value-type="float">
            <text:p>7,417344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7.227529" calcext:value-type="float">
            <text:p>7,227529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6.984244" calcext:value-type="float">
            <text:p>6,98424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7.242805" calcext:value-type="float">
            <text:p>7,242805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7.318038" calcext:value-type="float">
            <text:p>7,318038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7.212246" calcext:value-type="float">
            <text:p>7,21224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7.175434" calcext:value-type="float">
            <text:p>7,175434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6.891414" calcext:value-type="float">
            <text:p>6,89141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6.94233" calcext:value-type="float">
            <text:p>6,94233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6.676134" calcext:value-type="float">
            <text:p>6,67613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6.706688" calcext:value-type="float">
            <text:p>6,706688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6.499052" calcext:value-type="float">
            <text:p>6,49905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6.337242" calcext:value-type="float">
            <text:p>6,337242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6.337242" calcext:value-type="float">
            <text:p>6,337242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6.337242" calcext:value-type="float">
            <text:p>6,337242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6.15252" calcext:value-type="float">
            <text:p>6,1525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6.0009" calcext:value-type="float">
            <text:p>6,000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6.0009" calcext:value-type="float">
            <text:p>6,000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6.0009" calcext:value-type="float">
            <text:p>6,000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5.99326" calcext:value-type="float">
            <text:p>5,99326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5.909242" calcext:value-type="float">
            <text:p>5,90924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.060865" calcext:value-type="float">
            <text:p>6,06086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6.022674" calcext:value-type="float">
            <text:p>6,022674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6.166429" calcext:value-type="float">
            <text:p>6,16642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6.303928" calcext:value-type="float">
            <text:p>6,303928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6.442817" calcext:value-type="float">
            <text:p>6,44281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6.442817" calcext:value-type="float">
            <text:p>6,44281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6.307864" calcext:value-type="float">
            <text:p>6,307864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6.222443" calcext:value-type="float">
            <text:p>6,222443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6.3537" calcext:value-type="float">
            <text:p>6,353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6.207168" calcext:value-type="float">
            <text:p>6,207168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5.920595" calcext:value-type="float">
            <text:p>5,92059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5.920595" calcext:value-type="float">
            <text:p>5,92059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5.920595" calcext:value-type="float">
            <text:p>5,92059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5.920595" calcext:value-type="float">
            <text:p>5,92059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5.938418" calcext:value-type="float">
            <text:p>5,938418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5.938418" calcext:value-type="float">
            <text:p>5,938418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5.946051" calcext:value-type="float">
            <text:p>5,94605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5.946051" calcext:value-type="float">
            <text:p>5,94605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5.999524" calcext:value-type="float">
            <text:p>5,999524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6.011092" calcext:value-type="float">
            <text:p>6,01109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6.011092" calcext:value-type="float">
            <text:p>6,01109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6.221278" calcext:value-type="float">
            <text:p>6,221278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6.172902" calcext:value-type="float">
            <text:p>6,17290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6.236552" calcext:value-type="float">
            <text:p>6,23655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6.175448" calcext:value-type="float">
            <text:p>6,175448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6.026376" calcext:value-type="float">
            <text:p>6,026376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6.20827" calcext:value-type="float">
            <text:p>6,2082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6.20827" calcext:value-type="float">
            <text:p>6,2082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5.990443" calcext:value-type="float">
            <text:p>5,99044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5.990443" calcext:value-type="float">
            <text:p>5,99044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6.018461" calcext:value-type="float">
            <text:p>6,01846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6.026098" calcext:value-type="float">
            <text:p>6,02609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6.187903" calcext:value-type="float">
            <text:p>6,18790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6.283507" calcext:value-type="float">
            <text:p>6,28350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6.078414" calcext:value-type="float">
            <text:p>6,078414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6.078414" calcext:value-type="float">
            <text:p>6,078414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6.022397" calcext:value-type="float">
            <text:p>6,02239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6.022397" calcext:value-type="float">
            <text:p>6,02239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5.987896" calcext:value-type="float">
            <text:p>5,98789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6.172616" calcext:value-type="float">
            <text:p>6,172616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6.172616" calcext:value-type="float">
            <text:p>6,172616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6.31406" calcext:value-type="float">
            <text:p>6,31406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6.080956" calcext:value-type="float">
            <text:p>6,080956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6.080956" calcext:value-type="float">
            <text:p>6,080956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6.247858" calcext:value-type="float">
            <text:p>6,247858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6.247858" calcext:value-type="float">
            <text:p>6,247858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6.170349" calcext:value-type="float">
            <text:p>6,17034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6.041637" calcext:value-type="float">
            <text:p>6,04163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5.846731" calcext:value-type="float">
            <text:p>5,84673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5.77544" calcext:value-type="float">
            <text:p>5,77544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5.77544" calcext:value-type="float">
            <text:p>5,77544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5.77544" calcext:value-type="float">
            <text:p>5,77544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5.748585" calcext:value-type="float">
            <text:p>5,74858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5.540949" calcext:value-type="float">
            <text:p>5,54094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5.540949" calcext:value-type="float">
            <text:p>5,54094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5.540949" calcext:value-type="float">
            <text:p>5,54094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5.540949" calcext:value-type="float">
            <text:p>5,54094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5.540949" calcext:value-type="float">
            <text:p>5,54094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5.404594" calcext:value-type="float">
            <text:p>5,40459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5.404594" calcext:value-type="float">
            <text:p>5,40459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5.361304" calcext:value-type="float">
            <text:p>5,36130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5.528214" calcext:value-type="float">
            <text:p>5,5282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5.381684" calcext:value-type="float">
            <text:p>5,38168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5.324505" calcext:value-type="float">
            <text:p>5,32450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5.324505" calcext:value-type="float">
            <text:p>5,32450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5.281223" calcext:value-type="float">
            <text:p>5,28122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5.281223" calcext:value-type="float">
            <text:p>5,28122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5.281223" calcext:value-type="float">
            <text:p>5,28122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5.17288" calcext:value-type="float">
            <text:p>5,1728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5.064534" calcext:value-type="float">
            <text:p>5,06453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5.064534" calcext:value-type="float">
            <text:p>5,06453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5.137231" calcext:value-type="float">
            <text:p>5,13723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5.137231" calcext:value-type="float">
            <text:p>5,13723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5.137231" calcext:value-type="float">
            <text:p>5,13723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5.342324" calcext:value-type="float">
            <text:p>5,34232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5.357599" calcext:value-type="float">
            <text:p>5,35759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5.167785" calcext:value-type="float">
            <text:p>5,16778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5.167785" calcext:value-type="float">
            <text:p>5,16778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5.167785" calcext:value-type="float">
            <text:p>5,16778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5.167785" calcext:value-type="float">
            <text:p>5,16778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5.230303" calcext:value-type="float">
            <text:p>5,23030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5.204842" calcext:value-type="float">
            <text:p>5,20484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5.125903" calcext:value-type="float">
            <text:p>5,12590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5.397196" calcext:value-type="float">
            <text:p>5,39719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5.397196" calcext:value-type="float">
            <text:p>5,39719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5.397196" calcext:value-type="float">
            <text:p>5,39719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5.397196" calcext:value-type="float">
            <text:p>5,39719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5.394649" calcext:value-type="float">
            <text:p>5,39464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5.429159" calcext:value-type="float">
            <text:p>5,429159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5.429159" calcext:value-type="float">
            <text:p>5,429159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5.325906" calcext:value-type="float">
            <text:p>5,32590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5.325906" calcext:value-type="float">
            <text:p>5,32590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5.325906" calcext:value-type="float">
            <text:p>5,32590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5.325906" calcext:value-type="float">
            <text:p>5,32590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5.309244" calcext:value-type="float">
            <text:p>5,30924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5.468504" calcext:value-type="float">
            <text:p>5,46850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5.468504" calcext:value-type="float">
            <text:p>5,46850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5.468504" calcext:value-type="float">
            <text:p>5,46850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5.521976" calcext:value-type="float">
            <text:p>5,52197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5.521976" calcext:value-type="float">
            <text:p>5,52197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5.521976" calcext:value-type="float">
            <text:p>5,52197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5.65832" calcext:value-type="float">
            <text:p>5,6583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5.65832" calcext:value-type="float">
            <text:p>5,6583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5.65832" calcext:value-type="float">
            <text:p>5,6583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5.65832" calcext:value-type="float">
            <text:p>5,6583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5.65832" calcext:value-type="float">
            <text:p>5,6583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5.65832" calcext:value-type="float">
            <text:p>5,6583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5.471051" calcext:value-type="float">
            <text:p>5,47105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5.471051" calcext:value-type="float">
            <text:p>5,47105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5.461996" calcext:value-type="float">
            <text:p>5,46199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5.408521" calcext:value-type="float">
            <text:p>5,40852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5.330999" calcext:value-type="float">
            <text:p>5,33099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5.333546" calcext:value-type="float">
            <text:p>5,33354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5.373132" calcext:value-type="float">
            <text:p>5,37313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5.373132" calcext:value-type="float">
            <text:p>5,37313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5.373132" calcext:value-type="float">
            <text:p>5,37313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5.373132" calcext:value-type="float">
            <text:p>5,37313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5.373132" calcext:value-type="float">
            <text:p>5,37313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5.373132" calcext:value-type="float">
            <text:p>5,37313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5.218961" calcext:value-type="float">
            <text:p>5,21896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5.218961" calcext:value-type="float">
            <text:p>5,21896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5.218961" calcext:value-type="float">
            <text:p>5,21896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4.983318" calcext:value-type="float">
            <text:p>4,98331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4.877524" calcext:value-type="float">
            <text:p>4,87752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4.877524" calcext:value-type="float">
            <text:p>4,87752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4.877524" calcext:value-type="float">
            <text:p>4,87752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5.01387" calcext:value-type="float">
            <text:p>5,0138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4.811325" calcext:value-type="float">
            <text:p>4,81132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4.811325" calcext:value-type="float">
            <text:p>4,81132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4.659696" calcext:value-type="float">
            <text:p>4,65969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4.469883" calcext:value-type="float">
            <text:p>4,46988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4.469883" calcext:value-type="float">
            <text:p>4,46988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4.45831" calcext:value-type="float">
            <text:p>4,4583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4.399739" calcext:value-type="float">
            <text:p>4,39973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4.399739" calcext:value-type="float">
            <text:p>4,39973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4.399739" calcext:value-type="float">
            <text:p>4,39973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4.237933" calcext:value-type="float">
            <text:p>4,23793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4.237933" calcext:value-type="float">
            <text:p>4,23793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3.976829" calcext:value-type="float">
            <text:p>3,97682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3.976829" calcext:value-type="float">
            <text:p>3,97682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3.976829" calcext:value-type="float">
            <text:p>3,97682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3.976829" calcext:value-type="float">
            <text:p>3,97682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3.976829" calcext:value-type="float">
            <text:p>3,97682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3.976829" calcext:value-type="float">
            <text:p>3,97682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3.976829" calcext:value-type="float">
            <text:p>3,97682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4.079841" calcext:value-type="float">
            <text:p>4,07984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4.079841" calcext:value-type="float">
            <text:p>4,07984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4.079841" calcext:value-type="float">
            <text:p>4,07984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3.989326" calcext:value-type="float">
            <text:p>3,98932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3.989326" calcext:value-type="float">
            <text:p>3,98932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3.990718" calcext:value-type="float">
            <text:p>3,99071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3.990718" calcext:value-type="float">
            <text:p>3,99071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3.990718" calcext:value-type="float">
            <text:p>3,99071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3.990718" calcext:value-type="float">
            <text:p>3,99071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3.877285" calcext:value-type="float">
            <text:p>3,87728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3.877285" calcext:value-type="float">
            <text:p>3,87728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3.877285" calcext:value-type="float">
            <text:p>3,87728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3.807156" calcext:value-type="float">
            <text:p>3,80715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3.807156" calcext:value-type="float">
            <text:p>3,80715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3.807156" calcext:value-type="float">
            <text:p>3,80715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3.807156" calcext:value-type="float">
            <text:p>3,80715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3.807156" calcext:value-type="float">
            <text:p>3,80715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3.807156" calcext:value-type="float">
            <text:p>3,80715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3.807156" calcext:value-type="float">
            <text:p>3,80715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3.807156" calcext:value-type="float">
            <text:p>3,80715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3.807156" calcext:value-type="float">
            <text:p>3,80715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3.807156" calcext:value-type="float">
            <text:p>3,80715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3.807156" calcext:value-type="float">
            <text:p>3,80715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3.807156" calcext:value-type="float">
            <text:p>3,80715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3.807156" calcext:value-type="float">
            <text:p>3,80715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3.807156" calcext:value-type="float">
            <text:p>3,80715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3.807156" calcext:value-type="float">
            <text:p>3,80715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3.807156" calcext:value-type="float">
            <text:p>3,80715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3.807156" calcext:value-type="float">
            <text:p>3,80715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3.807156" calcext:value-type="float">
            <text:p>3,80715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3.807156" calcext:value-type="float">
            <text:p>3,80715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3.807156" calcext:value-type="float">
            <text:p>3,80715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3.807156" calcext:value-type="float">
            <text:p>3,80715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3.807156" calcext:value-type="float">
            <text:p>3,80715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3.807156" calcext:value-type="float">
            <text:p>3,80715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3.807156" calcext:value-type="float">
            <text:p>3,80715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3.807156" calcext:value-type="float">
            <text:p>3,80715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3.807156" calcext:value-type="float">
            <text:p>3,80715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3.807156" calcext:value-type="float">
            <text:p>3,80715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3.807156" calcext:value-type="float">
            <text:p>3,80715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3.807156" calcext:value-type="float">
            <text:p>3,80715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3.605997" calcext:value-type="float">
            <text:p>3,60599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3.605997" calcext:value-type="float">
            <text:p>3,60599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3.605997" calcext:value-type="float">
            <text:p>3,60599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3.605997" calcext:value-type="float">
            <text:p>3,60599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3.605997" calcext:value-type="float">
            <text:p>3,60599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3.707844" calcext:value-type="float">
            <text:p>3,70784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3.707844" calcext:value-type="float">
            <text:p>3,70784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3.707844" calcext:value-type="float">
            <text:p>3,70784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3.707844" calcext:value-type="float">
            <text:p>3,70784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3.772627" calcext:value-type="float">
            <text:p>3,77262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3.772627" calcext:value-type="float">
            <text:p>3,77262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3.618729" calcext:value-type="float">
            <text:p>3,61872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3.618729" calcext:value-type="float">
            <text:p>3,61872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3.592106" calcext:value-type="float">
            <text:p>3,59210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3.592106" calcext:value-type="float">
            <text:p>3,59210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3.837936" calcext:value-type="float">
            <text:p>3,83793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3.837936" calcext:value-type="float">
            <text:p>3,83793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3.913174" calcext:value-type="float">
            <text:p>3,91317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3.913174" calcext:value-type="float">
            <text:p>3,91317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3.913174" calcext:value-type="float">
            <text:p>3,91317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4.120808" calcext:value-type="float">
            <text:p>4,12080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4.120808" calcext:value-type="float">
            <text:p>4,12080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4.120808" calcext:value-type="float">
            <text:p>4,12080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4.136079" calcext:value-type="float">
            <text:p>4,13607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4.136079" calcext:value-type="float">
            <text:p>4,13607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4.136079" calcext:value-type="float">
            <text:p>4,13607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4.136079" calcext:value-type="float">
            <text:p>4,13607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4.136079" calcext:value-type="float">
            <text:p>4,13607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4.136079" calcext:value-type="float">
            <text:p>4,13607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4.244426" calcext:value-type="float">
            <text:p>4,24442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4.244426" calcext:value-type="float">
            <text:p>4,24442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4.244426" calcext:value-type="float">
            <text:p>4,24442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4.244426" calcext:value-type="float">
            <text:p>4,24442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4.244426" calcext:value-type="float">
            <text:p>4,24442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4.244426" calcext:value-type="float">
            <text:p>4,24442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4.244426" calcext:value-type="float">
            <text:p>4,24442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4.441883" calcext:value-type="float">
            <text:p>4,44188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4.441883" calcext:value-type="float">
            <text:p>4,44188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4.441883" calcext:value-type="float">
            <text:p>4,44188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4.495346" calcext:value-type="float">
            <text:p>4,495346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4.495346" calcext:value-type="float">
            <text:p>4,495346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4.495346" calcext:value-type="float">
            <text:p>4,495346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4.495346" calcext:value-type="float">
            <text:p>4,495346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4.495346" calcext:value-type="float">
            <text:p>4,495346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4.379363" calcext:value-type="float">
            <text:p>4,37936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4.379363" calcext:value-type="float">
            <text:p>4,37936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4.379363" calcext:value-type="float">
            <text:p>4,37936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4.379363" calcext:value-type="float">
            <text:p>4,37936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4.379363" calcext:value-type="float">
            <text:p>4,37936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4.407372" calcext:value-type="float">
            <text:p>4,40737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4.407372" calcext:value-type="float">
            <text:p>4,40737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4.407372" calcext:value-type="float">
            <text:p>4,40737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4.407372" calcext:value-type="float">
            <text:p>4,40737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4.407372" calcext:value-type="float">
            <text:p>4,40737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4.407372" calcext:value-type="float">
            <text:p>4,40737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4.407372" calcext:value-type="float">
            <text:p>4,40737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4.400896" calcext:value-type="float">
            <text:p>4,40089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4.400896" calcext:value-type="float">
            <text:p>4,40089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4.400896" calcext:value-type="float">
            <text:p>4,40089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4.400896" calcext:value-type="float">
            <text:p>4,40089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4.400896" calcext:value-type="float">
            <text:p>4,40089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4.400896" calcext:value-type="float">
            <text:p>4,40089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4.400896" calcext:value-type="float">
            <text:p>4,40089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4.400896" calcext:value-type="float">
            <text:p>4,40089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4.340926" calcext:value-type="float">
            <text:p>4,34092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4.342338" calcext:value-type="float">
            <text:p>4,34233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4.342338" calcext:value-type="float">
            <text:p>4,34233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4.342338" calcext:value-type="float">
            <text:p>4,34233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4.342338" calcext:value-type="float">
            <text:p>4,34233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4.342338" calcext:value-type="float">
            <text:p>4,34233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4.342338" calcext:value-type="float">
            <text:p>4,34233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4.342338" calcext:value-type="float">
            <text:p>4,34233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4.342338" calcext:value-type="float">
            <text:p>4,34233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4.342338" calcext:value-type="float">
            <text:p>4,34233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4.342338" calcext:value-type="float">
            <text:p>4,34233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4.385619" calcext:value-type="float">
            <text:p>4,38561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4.385619" calcext:value-type="float">
            <text:p>4,38561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4.20345" calcext:value-type="float">
            <text:p>4,2034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4.20345" calcext:value-type="float">
            <text:p>4,2034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4.20345" calcext:value-type="float">
            <text:p>4,2034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4.04164" calcext:value-type="float">
            <text:p>4,0416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4.04164" calcext:value-type="float">
            <text:p>4,0416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4.04164" calcext:value-type="float">
            <text:p>4,0416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4.04164" calcext:value-type="float">
            <text:p>4,0416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3.849284" calcext:value-type="float">
            <text:p>3,84928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3.849284" calcext:value-type="float">
            <text:p>3,84928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3.849284" calcext:value-type="float">
            <text:p>3,84928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3.960174" calcext:value-type="float">
            <text:p>3,96017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3.872216" calcext:value-type="float">
            <text:p>3,87221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3.872216" calcext:value-type="float">
            <text:p>3,87221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3.723363" calcext:value-type="float">
            <text:p>3,72336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3.723363" calcext:value-type="float">
            <text:p>3,72336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3.723363" calcext:value-type="float">
            <text:p>3,72336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3.654618" calcext:value-type="float">
            <text:p>3,65461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3.654618" calcext:value-type="float">
            <text:p>3,65461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3.654618" calcext:value-type="float">
            <text:p>3,65461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3.654618" calcext:value-type="float">
            <text:p>3,65461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3.654618" calcext:value-type="float">
            <text:p>3,65461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3.654618" calcext:value-type="float">
            <text:p>3,65461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3.654618" calcext:value-type="float">
            <text:p>3,65461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3.654618" calcext:value-type="float">
            <text:p>3,65461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3.654618" calcext:value-type="float">
            <text:p>3,65461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3.654618" calcext:value-type="float">
            <text:p>3,65461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3.654618" calcext:value-type="float">
            <text:p>3,65461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3.654618" calcext:value-type="float">
            <text:p>3,65461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3.654618" calcext:value-type="float">
            <text:p>3,65461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3.654618" calcext:value-type="float">
            <text:p>3,65461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3.654618" calcext:value-type="float">
            <text:p>3,65461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3.594652" calcext:value-type="float">
            <text:p>3,59465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3.594652" calcext:value-type="float">
            <text:p>3,59465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3.594652" calcext:value-type="float">
            <text:p>3,59465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3.594652" calcext:value-type="float">
            <text:p>3,59465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3.746278" calcext:value-type="float">
            <text:p>3,74627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3.764099" calcext:value-type="float">
            <text:p>3,76409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3.764099" calcext:value-type="float">
            <text:p>3,76409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3.700444" calcext:value-type="float">
            <text:p>3,70044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3.700444" calcext:value-type="float">
            <text:p>3,70044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3.700444" calcext:value-type="float">
            <text:p>3,70044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3.700444" calcext:value-type="float">
            <text:p>3,70044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3.700444" calcext:value-type="float">
            <text:p>3,70044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3.700444" calcext:value-type="float">
            <text:p>3,70044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3.700444" calcext:value-type="float">
            <text:p>3,70044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3.700444" calcext:value-type="float">
            <text:p>3,70044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3.700444" calcext:value-type="float">
            <text:p>3,70044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3.736089" calcext:value-type="float">
            <text:p>3,73608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3.736089" calcext:value-type="float">
            <text:p>3,73608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3.736089" calcext:value-type="float">
            <text:p>3,73608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3.736089" calcext:value-type="float">
            <text:p>3,73608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3.736089" calcext:value-type="float">
            <text:p>3,73608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3.736089" calcext:value-type="float">
            <text:p>3,73608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3.736089" calcext:value-type="float">
            <text:p>3,73608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3.736089" calcext:value-type="float">
            <text:p>3,73608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3.736089" calcext:value-type="float">
            <text:p>3,73608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3.736089" calcext:value-type="float">
            <text:p>3,73608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3.736089" calcext:value-type="float">
            <text:p>3,73608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3.736089" calcext:value-type="float">
            <text:p>3,73608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3.736089" calcext:value-type="float">
            <text:p>3,73608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3.736089" calcext:value-type="float">
            <text:p>3,73608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3.721973" calcext:value-type="float">
            <text:p>3,72197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3.721973" calcext:value-type="float">
            <text:p>3,72197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3.721973" calcext:value-type="float">
            <text:p>3,72197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3.721973" calcext:value-type="float">
            <text:p>3,72197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3.721973" calcext:value-type="float">
            <text:p>3,72197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3.721973" calcext:value-type="float">
            <text:p>3,72197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3.721973" calcext:value-type="float">
            <text:p>3,72197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3.667094" calcext:value-type="float">
            <text:p>3,66709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3.667094" calcext:value-type="float">
            <text:p>3,66709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3.528195" calcext:value-type="float">
            <text:p>3,52819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3.528195" calcext:value-type="float">
            <text:p>3,52819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3.528195" calcext:value-type="float">
            <text:p>3,52819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3.528195" calcext:value-type="float">
            <text:p>3,52819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3.528195" calcext:value-type="float">
            <text:p>3,52819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3.528195" calcext:value-type="float">
            <text:p>3,52819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3.510382" calcext:value-type="float">
            <text:p>3,51038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3.598352" calcext:value-type="float">
            <text:p>3,59835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3.598352" calcext:value-type="float">
            <text:p>3,59835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3.349974" calcext:value-type="float">
            <text:p>3,34997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3.349974" calcext:value-type="float">
            <text:p>3,34997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3.349974" calcext:value-type="float">
            <text:p>3,34997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3.349974" calcext:value-type="float">
            <text:p>3,34997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3.349974" calcext:value-type="float">
            <text:p>3,34997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3.349974" calcext:value-type="float">
            <text:p>3,34997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3.349974" calcext:value-type="float">
            <text:p>3,34997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3.349974" calcext:value-type="float">
            <text:p>3,34997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3.349974" calcext:value-type="float">
            <text:p>3,34997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3.349974" calcext:value-type="float">
            <text:p>3,34997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3.349974" calcext:value-type="float">
            <text:p>3,34997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3.349974" calcext:value-type="float">
            <text:p>3,34997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3.349974" calcext:value-type="float">
            <text:p>3,34997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3.349974" calcext:value-type="float">
            <text:p>3,34997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3.349974" calcext:value-type="float">
            <text:p>3,34997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3.349974" calcext:value-type="float">
            <text:p>3,34997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3.349974" calcext:value-type="float">
            <text:p>3,34997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3.349974" calcext:value-type="float">
            <text:p>3,34997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3.349974" calcext:value-type="float">
            <text:p>3,34997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3.349974" calcext:value-type="float">
            <text:p>3,34997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3.349974" calcext:value-type="float">
            <text:p>3,34997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3.349974" calcext:value-type="float">
            <text:p>3,34997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3.349974" calcext:value-type="float">
            <text:p>3,34997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3.349974" calcext:value-type="float">
            <text:p>3,34997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3.349974" calcext:value-type="float">
            <text:p>3,34997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3.349974" calcext:value-type="float">
            <text:p>3,34997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3.349974" calcext:value-type="float">
            <text:p>3,34997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3.349974" calcext:value-type="float">
            <text:p>3,34997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3.349974" calcext:value-type="float">
            <text:p>3,34997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3.349974" calcext:value-type="float">
            <text:p>3,34997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3.349974" calcext:value-type="float">
            <text:p>3,34997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3.349974" calcext:value-type="float">
            <text:p>3,34997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3.349974" calcext:value-type="float">
            <text:p>3,34997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3.349974" calcext:value-type="float">
            <text:p>3,34997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3.349974" calcext:value-type="float">
            <text:p>3,34997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3.349974" calcext:value-type="float">
            <text:p>3,34997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3.349974" calcext:value-type="float">
            <text:p>3,34997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3.349974" calcext:value-type="float">
            <text:p>3,34997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3.349974" calcext:value-type="float">
            <text:p>3,34997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3.349974" calcext:value-type="float">
            <text:p>3,34997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3.349974" calcext:value-type="float">
            <text:p>3,34997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3.589305" calcext:value-type="float">
            <text:p>3,58930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3.624944" calcext:value-type="float">
            <text:p>3,62494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3.559887" calcext:value-type="float">
            <text:p>3,55988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3.5282" calcext:value-type="float">
            <text:p>3,528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3.5282" calcext:value-type="float">
            <text:p>3,528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3.5282" calcext:value-type="float">
            <text:p>3,528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3.5282" calcext:value-type="float">
            <text:p>3,528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3.5282" calcext:value-type="float">
            <text:p>3,528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3.5282" calcext:value-type="float">
            <text:p>3,528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3.5282" calcext:value-type="float">
            <text:p>3,528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3.5282" calcext:value-type="float">
            <text:p>3,528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3.5282" calcext:value-type="float">
            <text:p>3,528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3.5282" calcext:value-type="float">
            <text:p>3,528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3.5282" calcext:value-type="float">
            <text:p>3,528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3.480966" calcext:value-type="float">
            <text:p>3,48096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3.480966" calcext:value-type="float">
            <text:p>3,48096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3.500196" calcext:value-type="float">
            <text:p>3,50019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3.500196" calcext:value-type="float">
            <text:p>3,50019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3.500196" calcext:value-type="float">
            <text:p>3,50019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3.500196" calcext:value-type="float">
            <text:p>3,50019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3.500196" calcext:value-type="float">
            <text:p>3,50019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3.500196" calcext:value-type="float">
            <text:p>3,50019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3.500196" calcext:value-type="float">
            <text:p>3,50019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3.500196" calcext:value-type="float">
            <text:p>3,50019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3.500196" calcext:value-type="float">
            <text:p>3,50019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3.500196" calcext:value-type="float">
            <text:p>3,50019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3.500196" calcext:value-type="float">
            <text:p>3,50019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3.500196" calcext:value-type="float">
            <text:p>3,50019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3.500196" calcext:value-type="float">
            <text:p>3,50019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3.500196" calcext:value-type="float">
            <text:p>3,50019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3.500196" calcext:value-type="float">
            <text:p>3,50019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3.500196" calcext:value-type="float">
            <text:p>3,50019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3.500196" calcext:value-type="float">
            <text:p>3,50019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3.500196" calcext:value-type="float">
            <text:p>3,50019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3.500196" calcext:value-type="float">
            <text:p>3,50019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3.500196" calcext:value-type="float">
            <text:p>3,50019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3.500196" calcext:value-type="float">
            <text:p>3,50019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3.500196" calcext:value-type="float">
            <text:p>3,50019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3.500196" calcext:value-type="float">
            <text:p>3,50019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3.500196" calcext:value-type="float">
            <text:p>3,50019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3.500196" calcext:value-type="float">
            <text:p>3,50019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3.500196" calcext:value-type="float">
            <text:p>3,50019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3.500196" calcext:value-type="float">
            <text:p>3,50019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3.500196" calcext:value-type="float">
            <text:p>3,50019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3.500196" calcext:value-type="float">
            <text:p>3,50019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3.500196" calcext:value-type="float">
            <text:p>3,50019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3.500196" calcext:value-type="float">
            <text:p>3,50019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3.500196" calcext:value-type="float">
            <text:p>3,50019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3.500196" calcext:value-type="float">
            <text:p>3,50019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3.500196" calcext:value-type="float">
            <text:p>3,50019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3.500196" calcext:value-type="float">
            <text:p>3,50019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3.500196" calcext:value-type="float">
            <text:p>3,50019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3.500196" calcext:value-type="float">
            <text:p>3,50019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3.500196" calcext:value-type="float">
            <text:p>3,50019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3.500196" calcext:value-type="float">
            <text:p>3,50019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3.500196" calcext:value-type="float">
            <text:p>3,50019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3.500196" calcext:value-type="float">
            <text:p>3,50019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3.500196" calcext:value-type="float">
            <text:p>3,50019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3.500196" calcext:value-type="float">
            <text:p>3,50019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3.500196" calcext:value-type="float">
            <text:p>3,50019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3.500196" calcext:value-type="float">
            <text:p>3,50019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3.500196" calcext:value-type="float">
            <text:p>3,50019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3.500196" calcext:value-type="float">
            <text:p>3,50019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3.500196" calcext:value-type="float">
            <text:p>3,50019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3.483503" calcext:value-type="float">
            <text:p>3,48350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3.483503" calcext:value-type="float">
            <text:p>3,48350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3.483503" calcext:value-type="float">
            <text:p>3,48350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3.483503" calcext:value-type="float">
            <text:p>3,48350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3.483503" calcext:value-type="float">
            <text:p>3,48350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3.483503" calcext:value-type="float">
            <text:p>3,48350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3.483503" calcext:value-type="float">
            <text:p>3,48350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3.483503" calcext:value-type="float">
            <text:p>3,48350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3.483503" calcext:value-type="float">
            <text:p>3,48350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3.483503" calcext:value-type="float">
            <text:p>3,48350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3.483503" calcext:value-type="float">
            <text:p>3,48350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3.483503" calcext:value-type="float">
            <text:p>3,48350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3.483503" calcext:value-type="float">
            <text:p>3,48350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3.483503" calcext:value-type="float">
            <text:p>3,48350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3.483503" calcext:value-type="float">
            <text:p>3,48350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3.483503" calcext:value-type="float">
            <text:p>3,48350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3.483503" calcext:value-type="float">
            <text:p>3,48350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3.483503" calcext:value-type="float">
            <text:p>3,48350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3.483503" calcext:value-type="float">
            <text:p>3,48350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3.483503" calcext:value-type="float">
            <text:p>3,48350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3.483503" calcext:value-type="float">
            <text:p>3,48350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3.483503" calcext:value-type="float">
            <text:p>3,48350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3.483503" calcext:value-type="float">
            <text:p>3,48350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3.483503" calcext:value-type="float">
            <text:p>3,48350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3.483503" calcext:value-type="float">
            <text:p>3,48350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3.483503" calcext:value-type="float">
            <text:p>3,48350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3.483503" calcext:value-type="float">
            <text:p>3,48350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3.483503" calcext:value-type="float">
            <text:p>3,48350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3.483503" calcext:value-type="float">
            <text:p>3,48350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3.483503" calcext:value-type="float">
            <text:p>3,48350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3.483503" calcext:value-type="float">
            <text:p>3,48350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3.483503" calcext:value-type="float">
            <text:p>3,48350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3.483503" calcext:value-type="float">
            <text:p>3,48350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3.483503" calcext:value-type="float">
            <text:p>3,48350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3.483503" calcext:value-type="float">
            <text:p>3,48350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3.483503" calcext:value-type="float">
            <text:p>3,48350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3.483503" calcext:value-type="float">
            <text:p>3,48350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3.483503" calcext:value-type="float">
            <text:p>3,48350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3.483503" calcext:value-type="float">
            <text:p>3,48350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3.483503" calcext:value-type="float">
            <text:p>3,48350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3.483503" calcext:value-type="float">
            <text:p>3,48350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3.483503" calcext:value-type="float">
            <text:p>3,48350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3.483503" calcext:value-type="float">
            <text:p>3,48350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3.483503" calcext:value-type="float">
            <text:p>3,48350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3.483503" calcext:value-type="float">
            <text:p>3,48350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3.483503" calcext:value-type="float">
            <text:p>3,48350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3.576577" calcext:value-type="float">
            <text:p>3,57657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3.576577" calcext:value-type="float">
            <text:p>3,57657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3.576577" calcext:value-type="float">
            <text:p>3,57657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3.576577" calcext:value-type="float">
            <text:p>3,57657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3.576577" calcext:value-type="float">
            <text:p>3,57657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3.576577" calcext:value-type="float">
            <text:p>3,57657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3.576577" calcext:value-type="float">
            <text:p>3,57657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3.576577" calcext:value-type="float">
            <text:p>3,57657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3.560167" calcext:value-type="float">
            <text:p>3,56016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3.560167" calcext:value-type="float">
            <text:p>3,56016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3.560167" calcext:value-type="float">
            <text:p>3,56016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3.560167" calcext:value-type="float">
            <text:p>3,56016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3.560167" calcext:value-type="float">
            <text:p>3,56016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3.560167" calcext:value-type="float">
            <text:p>3,56016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3.560167" calcext:value-type="float">
            <text:p>3,56016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3.560167" calcext:value-type="float">
            <text:p>3,56016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3.560167" calcext:value-type="float">
            <text:p>3,56016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3.560167" calcext:value-type="float">
            <text:p>3,56016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3.560167" calcext:value-type="float">
            <text:p>3,56016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3.560167" calcext:value-type="float">
            <text:p>3,56016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3.560167" calcext:value-type="float">
            <text:p>3,56016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3.560167" calcext:value-type="float">
            <text:p>3,56016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3.560167" calcext:value-type="float">
            <text:p>3,56016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3.560167" calcext:value-type="float">
            <text:p>3,56016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3.560167" calcext:value-type="float">
            <text:p>3,56016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3.560167" calcext:value-type="float">
            <text:p>3,56016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3.560167" calcext:value-type="float">
            <text:p>3,56016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3.560167" calcext:value-type="float">
            <text:p>3,56016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3.560167" calcext:value-type="float">
            <text:p>3,56016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3.560167" calcext:value-type="float">
            <text:p>3,56016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3.560167" calcext:value-type="float">
            <text:p>3,56016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3.560167" calcext:value-type="float">
            <text:p>3,56016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3.560167" calcext:value-type="float">
            <text:p>3,56016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3.560167" calcext:value-type="float">
            <text:p>3,56016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3.560167" calcext:value-type="float">
            <text:p>3,56016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3.560167" calcext:value-type="float">
            <text:p>3,56016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3.560167" calcext:value-type="float">
            <text:p>3,56016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3.560167" calcext:value-type="float">
            <text:p>3,56016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3.560167" calcext:value-type="float">
            <text:p>3,56016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3.560167" calcext:value-type="float">
            <text:p>3,56016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3.556212" calcext:value-type="float">
            <text:p>3,55621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3.556212" calcext:value-type="float">
            <text:p>3,55621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3.556212" calcext:value-type="float">
            <text:p>3,55621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3.556212" calcext:value-type="float">
            <text:p>3,55621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3.556212" calcext:value-type="float">
            <text:p>3,55621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3.556212" calcext:value-type="float">
            <text:p>3,55621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3.506699" calcext:value-type="float">
            <text:p>3,50669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3.506699" calcext:value-type="float">
            <text:p>3,50669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3.506699" calcext:value-type="float">
            <text:p>3,50669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3.506699" calcext:value-type="float">
            <text:p>3,50669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3.547437" calcext:value-type="float">
            <text:p>3,54743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3.547437" calcext:value-type="float">
            <text:p>3,54743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3.547437" calcext:value-type="float">
            <text:p>3,54743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3.547437" calcext:value-type="float">
            <text:p>3,54743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3.497649" calcext:value-type="float">
            <text:p>3,49764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3.497649" calcext:value-type="float">
            <text:p>3,49764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3.497649" calcext:value-type="float">
            <text:p>3,49764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3.497649" calcext:value-type="float">
            <text:p>3,49764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3.497649" calcext:value-type="float">
            <text:p>3,49764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3.497649" calcext:value-type="float">
            <text:p>3,49764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3.497649" calcext:value-type="float">
            <text:p>3,49764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3.497649" calcext:value-type="float">
            <text:p>3,49764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3.497649" calcext:value-type="float">
            <text:p>3,49764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3.497649" calcext:value-type="float">
            <text:p>3,49764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3.497649" calcext:value-type="float">
            <text:p>3,49764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3.497649" calcext:value-type="float">
            <text:p>3,49764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3.497649" calcext:value-type="float">
            <text:p>3,49764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3.497649" calcext:value-type="float">
            <text:p>3,49764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3.497649" calcext:value-type="float">
            <text:p>3,49764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3.497649" calcext:value-type="float">
            <text:p>3,49764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3.497649" calcext:value-type="float">
            <text:p>3,49764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3.497649" calcext:value-type="float">
            <text:p>3,49764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3.497649" calcext:value-type="float">
            <text:p>3,49764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3.497649" calcext:value-type="float">
            <text:p>3,49764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3.497649" calcext:value-type="float">
            <text:p>3,49764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3.497649" calcext:value-type="float">
            <text:p>3,49764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3.497649" calcext:value-type="float">
            <text:p>3,49764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3.497649" calcext:value-type="float">
            <text:p>3,49764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3.497649" calcext:value-type="float">
            <text:p>3,49764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3.497649" calcext:value-type="float">
            <text:p>3,49764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3.497649" calcext:value-type="float">
            <text:p>3,49764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3.497649" calcext:value-type="float">
            <text:p>3,49764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3.497649" calcext:value-type="float">
            <text:p>3,49764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3.497649" calcext:value-type="float">
            <text:p>3,49764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3.497649" calcext:value-type="float">
            <text:p>3,49764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3.497649" calcext:value-type="float">
            <text:p>3,49764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3.497649" calcext:value-type="float">
            <text:p>3,49764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3.497649" calcext:value-type="float">
            <text:p>3,49764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3.497649" calcext:value-type="float">
            <text:p>3,49764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3.495103" calcext:value-type="float">
            <text:p>3,49510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3.495103" calcext:value-type="float">
            <text:p>3,49510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3.495103" calcext:value-type="float">
            <text:p>3,49510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3.495103" calcext:value-type="float">
            <text:p>3,49510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3.495103" calcext:value-type="float">
            <text:p>3,49510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3.495103" calcext:value-type="float">
            <text:p>3,49510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3.495103" calcext:value-type="float">
            <text:p>3,49510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3.495103" calcext:value-type="float">
            <text:p>3,49510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3.495103" calcext:value-type="float">
            <text:p>3,49510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3.495103" calcext:value-type="float">
            <text:p>3,49510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3.495103" calcext:value-type="float">
            <text:p>3,49510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3.495103" calcext:value-type="float">
            <text:p>3,49510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3.495103" calcext:value-type="float">
            <text:p>3,49510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3.495103" calcext:value-type="float">
            <text:p>3,49510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3.495103" calcext:value-type="float">
            <text:p>3,49510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3.495103" calcext:value-type="float">
            <text:p>3,49510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3.495103" calcext:value-type="float">
            <text:p>3,49510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3.495103" calcext:value-type="float">
            <text:p>3,49510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3.495103" calcext:value-type="float">
            <text:p>3,49510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3.495103" calcext:value-type="float">
            <text:p>3,49510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3.495103" calcext:value-type="float">
            <text:p>3,49510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3.495103" calcext:value-type="float">
            <text:p>3,49510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3.495103" calcext:value-type="float">
            <text:p>3,49510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3.495103" calcext:value-type="float">
            <text:p>3,49510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3.495103" calcext:value-type="float">
            <text:p>3,49510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3.495103" calcext:value-type="float">
            <text:p>3,49510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3.495103" calcext:value-type="float">
            <text:p>3,49510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3.495103" calcext:value-type="float">
            <text:p>3,49510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3.495103" calcext:value-type="float">
            <text:p>3,49510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3.495103" calcext:value-type="float">
            <text:p>3,49510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3.495103" calcext:value-type="float">
            <text:p>3,49510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3.495103" calcext:value-type="float">
            <text:p>3,49510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3.495103" calcext:value-type="float">
            <text:p>3,49510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3.495103" calcext:value-type="float">
            <text:p>3,49510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3.495103" calcext:value-type="float">
            <text:p>3,49510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3.495103" calcext:value-type="float">
            <text:p>3,49510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3.495103" calcext:value-type="float">
            <text:p>3,49510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3.495103" calcext:value-type="float">
            <text:p>3,49510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3.495103" calcext:value-type="float">
            <text:p>3,49510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3.495103" calcext:value-type="float">
            <text:p>3,49510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3.495103" calcext:value-type="float">
            <text:p>3,49510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3.495103" calcext:value-type="float">
            <text:p>3,49510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3.495103" calcext:value-type="float">
            <text:p>3,49510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3.495103" calcext:value-type="float">
            <text:p>3,49510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3.495103" calcext:value-type="float">
            <text:p>3,49510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3.495103" calcext:value-type="float">
            <text:p>3,49510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3.495103" calcext:value-type="float">
            <text:p>3,49510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3.495103" calcext:value-type="float">
            <text:p>3,49510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3.495103" calcext:value-type="float">
            <text:p>3,49510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3.495103" calcext:value-type="float">
            <text:p>3,49510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3.495103" calcext:value-type="float">
            <text:p>3,49510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3.495103" calcext:value-type="float">
            <text:p>3,49510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3.495103" calcext:value-type="float">
            <text:p>3,49510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3.495103" calcext:value-type="float">
            <text:p>3,49510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3.495103" calcext:value-type="float">
            <text:p>3,49510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3.495103" calcext:value-type="float">
            <text:p>3,49510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3.495103" calcext:value-type="float">
            <text:p>3,49510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3.495103" calcext:value-type="float">
            <text:p>3,49510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3.495103" calcext:value-type="float">
            <text:p>3,49510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3.495103" calcext:value-type="float">
            <text:p>3,49510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3.495103" calcext:value-type="float">
            <text:p>3,49510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3.495103" calcext:value-type="float">
            <text:p>3,49510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3.495103" calcext:value-type="float">
            <text:p>3,49510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3.495103" calcext:value-type="float">
            <text:p>3,49510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3.495103" calcext:value-type="float">
            <text:p>3,49510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3.495103" calcext:value-type="float">
            <text:p>3,49510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3.495103" calcext:value-type="float">
            <text:p>3,49510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3.495103" calcext:value-type="float">
            <text:p>3,49510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3.495103" calcext:value-type="float">
            <text:p>3,49510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3.495103" calcext:value-type="float">
            <text:p>3,49510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3.495103" calcext:value-type="float">
            <text:p>3,49510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3.495103" calcext:value-type="float">
            <text:p>3,49510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3.495103" calcext:value-type="float">
            <text:p>3,49510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3.495103" calcext:value-type="float">
            <text:p>3,49510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3.495103" calcext:value-type="float">
            <text:p>3,49510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3.495103" calcext:value-type="float">
            <text:p>3,49510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3.495103" calcext:value-type="float">
            <text:p>3,49510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3.495103" calcext:value-type="float">
            <text:p>3,49510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3.495103" calcext:value-type="float">
            <text:p>3,49510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3.495103" calcext:value-type="float">
            <text:p>3,49510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3.495103" calcext:value-type="float">
            <text:p>3,49510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3.495103" calcext:value-type="float">
            <text:p>3,49510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3.495103" calcext:value-type="float">
            <text:p>3,49510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3.495103" calcext:value-type="float">
            <text:p>3,49510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3.495103" calcext:value-type="float">
            <text:p>3,49510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3.495103" calcext:value-type="float">
            <text:p>3,49510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3.495103" calcext:value-type="float">
            <text:p>3,49510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3.495103" calcext:value-type="float">
            <text:p>3,49510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3.495103" calcext:value-type="float">
            <text:p>3,49510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3.495103" calcext:value-type="float">
            <text:p>3,49510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3.495103" calcext:value-type="float">
            <text:p>3,49510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3.495103" calcext:value-type="float">
            <text:p>3,49510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3.495103" calcext:value-type="float">
            <text:p>3,49510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3.495103" calcext:value-type="float">
            <text:p>3,49510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3.495103" calcext:value-type="float">
            <text:p>3,49510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3.495103" calcext:value-type="float">
            <text:p>3,49510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3.495103" calcext:value-type="float">
            <text:p>3,49510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3.495103" calcext:value-type="float">
            <text:p>3,49510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3.495103" calcext:value-type="float">
            <text:p>3,49510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3.495103" calcext:value-type="float">
            <text:p>3,49510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3.495103" calcext:value-type="float">
            <text:p>3,49510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3.495103" calcext:value-type="float">
            <text:p>3,49510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3.495103" calcext:value-type="float">
            <text:p>3,49510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3.495103" calcext:value-type="float">
            <text:p>3,49510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3.495103" calcext:value-type="float">
            <text:p>3,49510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3.492556" calcext:value-type="float">
            <text:p>3,49255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3.492556" calcext:value-type="float">
            <text:p>3,49255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3.492556" calcext:value-type="float">
            <text:p>3,49255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3.492556" calcext:value-type="float">
            <text:p>3,49255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3.492556" calcext:value-type="float">
            <text:p>3,49255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3.492556" calcext:value-type="float">
            <text:p>3,49255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3.492556" calcext:value-type="float">
            <text:p>3,49255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3.492556" calcext:value-type="float">
            <text:p>3,49255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3.492556" calcext:value-type="float">
            <text:p>3,49255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3.492556" calcext:value-type="float">
            <text:p>3,49255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3.492556" calcext:value-type="float">
            <text:p>3,49255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3.492556" calcext:value-type="float">
            <text:p>3,49255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3.492556" calcext:value-type="float">
            <text:p>3,49255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3.492556" calcext:value-type="float">
            <text:p>3,49255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3.492556" calcext:value-type="float">
            <text:p>3,49255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3.492556" calcext:value-type="float">
            <text:p>3,49255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3.492556" calcext:value-type="float">
            <text:p>3,49255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3.492556" calcext:value-type="float">
            <text:p>3,49255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3.492556" calcext:value-type="float">
            <text:p>3,49255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3.492556" calcext:value-type="float">
            <text:p>3,49255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3.492556" calcext:value-type="float">
            <text:p>3,49255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3.492556" calcext:value-type="float">
            <text:p>3,49255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3.492556" calcext:value-type="float">
            <text:p>3,49255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3.492556" calcext:value-type="float">
            <text:p>3,49255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3.492556" calcext:value-type="float">
            <text:p>3,49255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3.492556" calcext:value-type="float">
            <text:p>3,49255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3.492556" calcext:value-type="float">
            <text:p>3,49255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3.492556" calcext:value-type="float">
            <text:p>3,49255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3.492556" calcext:value-type="float">
            <text:p>3,49255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3.492556" calcext:value-type="float">
            <text:p>3,49255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3.492556" calcext:value-type="float">
            <text:p>3,49255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3.492556" calcext:value-type="float">
            <text:p>3,49255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3.492556" calcext:value-type="float">
            <text:p>3,49255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3.492556" calcext:value-type="float">
            <text:p>3,49255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3.492556" calcext:value-type="float">
            <text:p>3,49255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3.492556" calcext:value-type="float">
            <text:p>3,49255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3.492556" calcext:value-type="float">
            <text:p>3,49255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3.492556" calcext:value-type="float">
            <text:p>3,49255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3.492556" calcext:value-type="float">
            <text:p>3,49255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3.492556" calcext:value-type="float">
            <text:p>3,49255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3.492556" calcext:value-type="float">
            <text:p>3,49255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3.492556" calcext:value-type="float">
            <text:p>3,49255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3.492556" calcext:value-type="float">
            <text:p>3,49255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3.492556" calcext:value-type="float">
            <text:p>3,49255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3.492556" calcext:value-type="float">
            <text:p>3,49255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3.492556" calcext:value-type="float">
            <text:p>3,49255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3.492556" calcext:value-type="float">
            <text:p>3,49255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3.492556" calcext:value-type="float">
            <text:p>3,49255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3.492556" calcext:value-type="float">
            <text:p>3,49255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3.492556" calcext:value-type="float">
            <text:p>3,49255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3.492556" calcext:value-type="float">
            <text:p>3,49255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3.492556" calcext:value-type="float">
            <text:p>3,49255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3.492556" calcext:value-type="float">
            <text:p>3,49255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3.492556" calcext:value-type="float">
            <text:p>3,49255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3.492556" calcext:value-type="float">
            <text:p>3,49255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3.492556" calcext:value-type="float">
            <text:p>3,49255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3.492556" calcext:value-type="float">
            <text:p>3,49255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3.492556" calcext:value-type="float">
            <text:p>3,49255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3.492556" calcext:value-type="float">
            <text:p>3,49255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3.492556" calcext:value-type="float">
            <text:p>3,49255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3.492556" calcext:value-type="float">
            <text:p>3,49255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3.492556" calcext:value-type="float">
            <text:p>3,49255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3.492556" calcext:value-type="float">
            <text:p>3,49255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3.492556" calcext:value-type="float">
            <text:p>3,49255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3.492556" calcext:value-type="float">
            <text:p>3,49255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3.492556" calcext:value-type="float">
            <text:p>3,49255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3.492556" calcext:value-type="float">
            <text:p>3,49255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3.492556" calcext:value-type="float">
            <text:p>3,49255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3.492556" calcext:value-type="float">
            <text:p>3,49255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3.492556" calcext:value-type="float">
            <text:p>3,49255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3.519428" calcext:value-type="float">
            <text:p>3,51942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3.519428" calcext:value-type="float">
            <text:p>3,51942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3.519428" calcext:value-type="float">
            <text:p>3,51942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3.519428" calcext:value-type="float">
            <text:p>3,51942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3.519428" calcext:value-type="float">
            <text:p>3,51942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3.519428" calcext:value-type="float">
            <text:p>3,51942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3.519428" calcext:value-type="float">
            <text:p>3,51942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3.57658" calcext:value-type="float">
            <text:p>3,5765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3.57658" calcext:value-type="float">
            <text:p>3,5765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3.57658" calcext:value-type="float">
            <text:p>3,5765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3.57658" calcext:value-type="float">
            <text:p>3,5765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3.57658" calcext:value-type="float">
            <text:p>3,5765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3.57658" calcext:value-type="float">
            <text:p>3,5765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3.57658" calcext:value-type="float">
            <text:p>3,5765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3.57658" calcext:value-type="float">
            <text:p>3,5765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3.57658" calcext:value-type="float">
            <text:p>3,5765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3.528203" calcext:value-type="float">
            <text:p>3,52820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3.528203" calcext:value-type="float">
            <text:p>3,52820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3.528203" calcext:value-type="float">
            <text:p>3,52820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3.528203" calcext:value-type="float">
            <text:p>3,52820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3.528203" calcext:value-type="float">
            <text:p>3,52820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3.528203" calcext:value-type="float">
            <text:p>3,52820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3.528203" calcext:value-type="float">
            <text:p>3,52820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3.528203" calcext:value-type="float">
            <text:p>3,52820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3.528203" calcext:value-type="float">
            <text:p>3,52820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3.528203" calcext:value-type="float">
            <text:p>3,52820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3.528203" calcext:value-type="float">
            <text:p>3,52820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3.528203" calcext:value-type="float">
            <text:p>3,52820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3.528203" calcext:value-type="float">
            <text:p>3,52820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3.528203" calcext:value-type="float">
            <text:p>3,52820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3.528203" calcext:value-type="float">
            <text:p>3,52820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3.528203" calcext:value-type="float">
            <text:p>3,52820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3.528203" calcext:value-type="float">
            <text:p>3,52820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3.528203" calcext:value-type="float">
            <text:p>3,52820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3.528203" calcext:value-type="float">
            <text:p>3,52820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3.528203" calcext:value-type="float">
            <text:p>3,52820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3.528203" calcext:value-type="float">
            <text:p>3,52820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3.528203" calcext:value-type="float">
            <text:p>3,52820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3.528203" calcext:value-type="float">
            <text:p>3,52820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3.528203" calcext:value-type="float">
            <text:p>3,52820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3.528203" calcext:value-type="float">
            <text:p>3,52820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3.528203" calcext:value-type="float">
            <text:p>3,52820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3.519429" calcext:value-type="float">
            <text:p>3,51942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3.519429" calcext:value-type="float">
            <text:p>3,51942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3.473595" calcext:value-type="float">
            <text:p>3,47359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3.473595" calcext:value-type="float">
            <text:p>3,47359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3.473595" calcext:value-type="float">
            <text:p>3,47359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3.473595" calcext:value-type="float">
            <text:p>3,47359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3.473595" calcext:value-type="float">
            <text:p>3,47359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3.473595" calcext:value-type="float">
            <text:p>3,47359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3.473595" calcext:value-type="float">
            <text:p>3,47359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3.473595" calcext:value-type="float">
            <text:p>3,47359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3.473595" calcext:value-type="float">
            <text:p>3,47359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3.473595" calcext:value-type="float">
            <text:p>3,47359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3.473595" calcext:value-type="float">
            <text:p>3,47359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3.473595" calcext:value-type="float">
            <text:p>3,47359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3.473595" calcext:value-type="float">
            <text:p>3,47359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3.473595" calcext:value-type="float">
            <text:p>3,47359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3.473595" calcext:value-type="float">
            <text:p>3,47359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3.473595" calcext:value-type="float">
            <text:p>3,47359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3.473595" calcext:value-type="float">
            <text:p>3,47359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3.473595" calcext:value-type="float">
            <text:p>3,47359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3.473595" calcext:value-type="float">
            <text:p>3,47359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3.473595" calcext:value-type="float">
            <text:p>3,47359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3.473595" calcext:value-type="float">
            <text:p>3,47359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3.473595" calcext:value-type="float">
            <text:p>3,47359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3.473595" calcext:value-type="float">
            <text:p>3,47359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3.473595" calcext:value-type="float">
            <text:p>3,47359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3.473595" calcext:value-type="float">
            <text:p>3,47359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3.473595" calcext:value-type="float">
            <text:p>3,47359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3.473595" calcext:value-type="float">
            <text:p>3,47359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3.473595" calcext:value-type="float">
            <text:p>3,47359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3.473595" calcext:value-type="float">
            <text:p>3,47359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3.473595" calcext:value-type="float">
            <text:p>3,47359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3.473595" calcext:value-type="float">
            <text:p>3,47359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3.473595" calcext:value-type="float">
            <text:p>3,47359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3.473595" calcext:value-type="float">
            <text:p>3,47359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3.473595" calcext:value-type="float">
            <text:p>3,47359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3.473595" calcext:value-type="float">
            <text:p>3,47359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3.473595" calcext:value-type="float">
            <text:p>3,47359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3.473595" calcext:value-type="float">
            <text:p>3,47359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3.473595" calcext:value-type="float">
            <text:p>3,47359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3.473595" calcext:value-type="float">
            <text:p>3,47359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3.473595" calcext:value-type="float">
            <text:p>3,47359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3.473595" calcext:value-type="float">
            <text:p>3,47359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3.473595" calcext:value-type="float">
            <text:p>3,47359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3.473595" calcext:value-type="float">
            <text:p>3,47359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3.473595" calcext:value-type="float">
            <text:p>3,47359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3.473595" calcext:value-type="float">
            <text:p>3,47359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3.473595" calcext:value-type="float">
            <text:p>3,47359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3.473595" calcext:value-type="float">
            <text:p>3,47359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3.473595" calcext:value-type="float">
            <text:p>3,47359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3.473595" calcext:value-type="float">
            <text:p>3,47359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3.473595" calcext:value-type="float">
            <text:p>3,47359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3.473595" calcext:value-type="float">
            <text:p>3,47359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3.473595" calcext:value-type="float">
            <text:p>3,47359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3.473595" calcext:value-type="float">
            <text:p>3,47359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3.473595" calcext:value-type="float">
            <text:p>3,47359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3.473595" calcext:value-type="float">
            <text:p>3,47359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3.473595" calcext:value-type="float">
            <text:p>3,47359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3.473595" calcext:value-type="float">
            <text:p>3,47359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3.473595" calcext:value-type="float">
            <text:p>3,47359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3.473595" calcext:value-type="float">
            <text:p>3,47359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3.473595" calcext:value-type="float">
            <text:p>3,47359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3.473595" calcext:value-type="float">
            <text:p>3,47359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3.473595" calcext:value-type="float">
            <text:p>3,47359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3.473595" calcext:value-type="float">
            <text:p>3,47359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3.473595" calcext:value-type="float">
            <text:p>3,47359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3.473595" calcext:value-type="float">
            <text:p>3,47359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3.473595" calcext:value-type="float">
            <text:p>3,47359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3.473595" calcext:value-type="float">
            <text:p>3,47359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3.473595" calcext:value-type="float">
            <text:p>3,47359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3.473595" calcext:value-type="float">
            <text:p>3,47359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3.473595" calcext:value-type="float">
            <text:p>3,47359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3.473595" calcext:value-type="float">
            <text:p>3,47359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3.473595" calcext:value-type="float">
            <text:p>3,47359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3.473595" calcext:value-type="float">
            <text:p>3,47359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3.473595" calcext:value-type="float">
            <text:p>3,47359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3.473595" calcext:value-type="float">
            <text:p>3,47359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3.473595" calcext:value-type="float">
            <text:p>3,47359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3.473595" calcext:value-type="float">
            <text:p>3,47359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3.473595" calcext:value-type="float">
            <text:p>3,47359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3.473595" calcext:value-type="float">
            <text:p>3,47359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3.473595" calcext:value-type="float">
            <text:p>3,47359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3.473595" calcext:value-type="float">
            <text:p>3,47359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3.473595" calcext:value-type="float">
            <text:p>3,47359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3.473595" calcext:value-type="float">
            <text:p>3,47359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3.473595" calcext:value-type="float">
            <text:p>3,47359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3.473595" calcext:value-type="float">
            <text:p>3,47359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3.473595" calcext:value-type="float">
            <text:p>3,47359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3.473595" calcext:value-type="float">
            <text:p>3,47359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3.473595" calcext:value-type="float">
            <text:p>3,47359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3.473595" calcext:value-type="float">
            <text:p>3,47359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3.473595" calcext:value-type="float">
            <text:p>3,47359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3.473595" calcext:value-type="float">
            <text:p>3,47359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3.473595" calcext:value-type="float">
            <text:p>3,47359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3.473595" calcext:value-type="float">
            <text:p>3,47359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3.473595" calcext:value-type="float">
            <text:p>3,47359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3.473595" calcext:value-type="float">
            <text:p>3,47359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3.473595" calcext:value-type="float">
            <text:p>3,47359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3.473595" calcext:value-type="float">
            <text:p>3,47359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3.473595" calcext:value-type="float">
            <text:p>3,47359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3.473595" calcext:value-type="float">
            <text:p>3,47359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3.473595" calcext:value-type="float">
            <text:p>3,473595</text:p>
          </table:table-cell>
          <table:table-cell office:value-type="float" office:value="15" calcext:value-type="float">
            <text:p>1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6">00.00.0000</text:date>, <text:time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6-06T02:02:55.628000000</dc:date>
    <meta:editing-duration>PT1M15S</meta:editing-duration>
    <meta:editing-cycles>1</meta:editing-cycles>
    <meta:document-statistic meta:table-count="1" meta:cell-count="3003" meta:object-count="1"/>
    <meta:generator>LibreOffice/5.1.0.3$Windows_X86_64 LibreOffice_project/5e3e00a007d9b3b6efb6797a8b8e57b51ab1f737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>
      <style:graphic-properties svg:stroke-color="#dddddd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65cm" svg:y="3.946cm" style:legend-expansion="high" chart:style-name="ch2"/>
        <chart:plot-area chart:style-name="ch3" table:cell-range-address="cameraslog_3.A1:cameraslog_3.C1001" chart:data-source-has-labels="row" svg:x="0.32cm" svg:y="0.18cm" svg:width="11.01cm" svg:height="8.64cm">
          <chartooo:coordinate-region svg:x="0.952cm" svg:y="0.382cm" svg:width="9.995cm" svg:height="7.785cm"/>
          <chart:axis chart:dimension="x" chart:name="primary-x" chart:style-name="ch4">
            <chart:grid chart:style-name="ch5" chart:class="major"/>
            <chart:grid chart:style-name="ch6" chart:class="minor"/>
          </chart:axis>
          <chart:axis chart:dimension="y" chart:name="primary-y" chart:style-name="ch4">
            <chart:grid chart:style-name="ch5" chart:class="major"/>
            <chart:grid chart:style-name="ch6" chart:class="minor"/>
          </chart:axis>
          <chart:series chart:style-name="ch7" chart:values-cell-range-address="cameraslog_3.B2:cameraslog_3.B1001" chart:label-cell-address="cameraslog_3.B1:cameraslog_3.B1" chart:class="chart:scatter">
            <chart:domain table:cell-range-address="cameraslog_3.A2:cameraslog_3.A1001"/>
            <chart:data-point chart:repeated="1000"/>
          </chart:series>
          <chart:series chart:style-name="ch8" chart:values-cell-range-address="cameraslog_3.C2:cameraslog_3.C1001" chart:label-cell-address="cameraslog_3.C1:cameraslog_3.C1" chart:class="chart:scatter">
            <chart:data-point chart:repeated="10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quality</text:p>
                <draw:g>
                  <svg:desc>cameraslog_3.B1:cameraslog_3.B1</svg:desc>
                </draw:g>
              </table:table-cell>
              <table:table-cell office:value-type="string">
                <text:p>number of cameras</text:p>
                <draw:g>
                  <svg:desc>cameraslog_3.C1:cameraslog_3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cameraslog_3.A2:cameraslog_3.A1001</svg:desc>
                </draw:g>
              </table:table-cell>
              <table:table-cell office:value-type="float" office:value="4.962612">
                <text:p>4.962612</text:p>
                <draw:g>
                  <svg:desc>cameraslog_3.B2:cameraslog_3.B1001</svg:desc>
                </draw:g>
              </table:table-cell>
              <table:table-cell office:value-type="float" office:value="11">
                <text:p>11</text:p>
                <draw:g>
                  <svg:desc>cameraslog_3.C2:cameraslog_3.C10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.62767">
                <text:p>4.6276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4.756371">
                <text:p>4.75637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.831614">
                <text:p>4.83161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4.859623">
                <text:p>4.85962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4.906858">
                <text:p>4.90685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5.138547">
                <text:p>5.13854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5.122119">
                <text:p>5.12211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5.122119">
                <text:p>5.12211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5.301742">
                <text:p>5.30174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5.068638">
                <text:p>5.06863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5.258457">
                <text:p>5.25845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4.967083">
                <text:p>4.96708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4.968477">
                <text:p>4.96847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5.000162">
                <text:p>5.00016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5.131421">
                <text:p>5.13142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5.038361">
                <text:p>5.03836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4.958263">
                <text:p>4.95826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4.946938">
                <text:p>4.94693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4.946938">
                <text:p>4.94693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5.000408">
                <text:p>5.00040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4.831192">
                <text:p>4.83119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5.003188">
                <text:p>5.00318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5.14462">
                <text:p>5.1446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5.039099">
                <text:p>5.03909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5.059469">
                <text:p>5.05946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4.856926">
                <text:p>4.85692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5.051832">
                <text:p>5.05183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5.228914">
                <text:p>5.22891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5.166651">
                <text:p>5.16665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5.166651">
                <text:p>5.16665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5.45322">
                <text:p>5.4532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5.463406">
                <text:p>5.46340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5.714332">
                <text:p>5.71433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5.714332">
                <text:p>5.71433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5.919417">
                <text:p>5.91941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5.804839">
                <text:p>5.80483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5.655762">
                <text:p>5.65576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5.399744">
                <text:p>5.39974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5.286318">
                <text:p>5.28631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5.440491">
                <text:p>5.44049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5.301596">
                <text:p>5.30159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5.388171">
                <text:p>5.38817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5.577982">
                <text:p>5.57798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5.686322">
                <text:p>5.68632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5.686322">
                <text:p>5.68632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5.718264">
                <text:p>5.71826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5.989557">
                <text:p>5.98955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5.741175">
                <text:p>5.74117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5.636791">
                <text:p>5.636791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5.636791">
                <text:p>5.636791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5.692806">
                <text:p>5.692806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5.518271">
                <text:p>5.518271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5.804841">
                <text:p>5.804841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5.923362">
                <text:p>5.92336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6.069896">
                <text:p>6.06989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5.890259">
                <text:p>5.89025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6.113178">
                <text:p>6.11317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6.264801">
                <text:p>6.26480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6.264801">
                <text:p>6.26480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6.115729">
                <text:p>6.11572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6.115729">
                <text:p>6.11572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6.305544">
                <text:p>6.30554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.138639">
                <text:p>6.13863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6.138639">
                <text:p>6.13863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6.262258">
                <text:p>6.26225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6.490264">
                <text:p>6.490264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6.440495">
                <text:p>6.44049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6.665957">
                <text:p>6.665957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6.899064">
                <text:p>6.899064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7.148602">
                <text:p>7.14860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7.06064">
                <text:p>7.06064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7.120351">
                <text:p>7.12035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6.911559">
                <text:p>6.91155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7.129387">
                <text:p>7.129387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7.129387">
                <text:p>7.129387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7.362487">
                <text:p>7.362487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7.452993">
                <text:p>7.45299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7.417344">
                <text:p>7.41734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7.227529">
                <text:p>7.227529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6.984244">
                <text:p>6.984244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7.242805">
                <text:p>7.24280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7.318038">
                <text:p>7.318038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7.212246">
                <text:p>7.212246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7.175434">
                <text:p>7.17543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6.891414">
                <text:p>6.891414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6.94233">
                <text:p>6.94233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6.676134">
                <text:p>6.676134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6.706688">
                <text:p>6.706688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6.499052">
                <text:p>6.49905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6.337242">
                <text:p>6.337242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6.337242">
                <text:p>6.337242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6.337242">
                <text:p>6.337242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6.15252">
                <text:p>6.1525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6.0009">
                <text:p>6.000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6.0009">
                <text:p>6.000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6.0009">
                <text:p>6.000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5.99326">
                <text:p>5.99326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5.909242">
                <text:p>5.90924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6.060865">
                <text:p>6.06086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6.022674">
                <text:p>6.02267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6.166429">
                <text:p>6.16642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6.303928">
                <text:p>6.303928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6.442817">
                <text:p>6.44281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6.442817">
                <text:p>6.44281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6.307864">
                <text:p>6.30786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6.222443">
                <text:p>6.22244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6.3537">
                <text:p>6.353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6.207168">
                <text:p>6.207168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5.920595">
                <text:p>5.92059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5.920595">
                <text:p>5.92059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5.920595">
                <text:p>5.92059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5.920595">
                <text:p>5.92059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5.938418">
                <text:p>5.93841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5.938418">
                <text:p>5.93841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5.946051">
                <text:p>5.946051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5.946051">
                <text:p>5.946051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5.999524">
                <text:p>5.99952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6.011092">
                <text:p>6.01109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6.011092">
                <text:p>6.01109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6.221278">
                <text:p>6.22127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6.172902">
                <text:p>6.17290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">
                <text:p>123</text:p>
              </table:table-cell>
              <table:table-cell office:value-type="float" office:value="6.236552">
                <text:p>6.23655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6.175448">
                <text:p>6.17544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6.026376">
                <text:p>6.026376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6.20827">
                <text:p>6.2082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6.20827">
                <text:p>6.2082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5.990443">
                <text:p>5.99044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5.990443">
                <text:p>5.99044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6.018461">
                <text:p>6.01846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">
                <text:p>131</text:p>
              </table:table-cell>
              <table:table-cell office:value-type="float" office:value="6.026098">
                <text:p>6.02609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">
                <text:p>132</text:p>
              </table:table-cell>
              <table:table-cell office:value-type="float" office:value="6.187903">
                <text:p>6.18790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6.283507">
                <text:p>6.28350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6.078414">
                <text:p>6.07841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6.078414">
                <text:p>6.07841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">
                <text:p>136</text:p>
              </table:table-cell>
              <table:table-cell office:value-type="float" office:value="6.022397">
                <text:p>6.02239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">
                <text:p>137</text:p>
              </table:table-cell>
              <table:table-cell office:value-type="float" office:value="6.022397">
                <text:p>6.02239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8">
                <text:p>138</text:p>
              </table:table-cell>
              <table:table-cell office:value-type="float" office:value="5.987896">
                <text:p>5.98789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6.172616">
                <text:p>6.17261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6.172616">
                <text:p>6.17261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6.31406">
                <text:p>6.31406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6.080956">
                <text:p>6.08095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">
                <text:p>143</text:p>
              </table:table-cell>
              <table:table-cell office:value-type="float" office:value="6.080956">
                <text:p>6.08095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6.247858">
                <text:p>6.247858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6.247858">
                <text:p>6.247858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">
                <text:p>146</text:p>
              </table:table-cell>
              <table:table-cell office:value-type="float" office:value="6.170349">
                <text:p>6.17034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">
                <text:p>147</text:p>
              </table:table-cell>
              <table:table-cell office:value-type="float" office:value="6.041637">
                <text:p>6.04163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8">
                <text:p>148</text:p>
              </table:table-cell>
              <table:table-cell office:value-type="float" office:value="5.846731">
                <text:p>5.846731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9">
                <text:p>149</text:p>
              </table:table-cell>
              <table:table-cell office:value-type="float" office:value="5.77544">
                <text:p>5.7754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5.77544">
                <text:p>5.7754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1">
                <text:p>151</text:p>
              </table:table-cell>
              <table:table-cell office:value-type="float" office:value="5.77544">
                <text:p>5.7754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2">
                <text:p>152</text:p>
              </table:table-cell>
              <table:table-cell office:value-type="float" office:value="5.748585">
                <text:p>5.74858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3">
                <text:p>153</text:p>
              </table:table-cell>
              <table:table-cell office:value-type="float" office:value="5.540949">
                <text:p>5.54094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4">
                <text:p>154</text:p>
              </table:table-cell>
              <table:table-cell office:value-type="float" office:value="5.540949">
                <text:p>5.54094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5.540949">
                <text:p>5.54094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6">
                <text:p>156</text:p>
              </table:table-cell>
              <table:table-cell office:value-type="float" office:value="5.540949">
                <text:p>5.54094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7">
                <text:p>157</text:p>
              </table:table-cell>
              <table:table-cell office:value-type="float" office:value="5.540949">
                <text:p>5.54094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8">
                <text:p>158</text:p>
              </table:table-cell>
              <table:table-cell office:value-type="float" office:value="5.404594">
                <text:p>5.40459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9">
                <text:p>159</text:p>
              </table:table-cell>
              <table:table-cell office:value-type="float" office:value="5.404594">
                <text:p>5.40459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5.361304">
                <text:p>5.36130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1">
                <text:p>161</text:p>
              </table:table-cell>
              <table:table-cell office:value-type="float" office:value="5.528214">
                <text:p>5.5282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2">
                <text:p>162</text:p>
              </table:table-cell>
              <table:table-cell office:value-type="float" office:value="5.381684">
                <text:p>5.38168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3">
                <text:p>163</text:p>
              </table:table-cell>
              <table:table-cell office:value-type="float" office:value="5.324505">
                <text:p>5.32450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4">
                <text:p>164</text:p>
              </table:table-cell>
              <table:table-cell office:value-type="float" office:value="5.324505">
                <text:p>5.32450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5.281223">
                <text:p>5.28122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6">
                <text:p>166</text:p>
              </table:table-cell>
              <table:table-cell office:value-type="float" office:value="5.281223">
                <text:p>5.28122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7">
                <text:p>167</text:p>
              </table:table-cell>
              <table:table-cell office:value-type="float" office:value="5.281223">
                <text:p>5.28122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8">
                <text:p>168</text:p>
              </table:table-cell>
              <table:table-cell office:value-type="float" office:value="5.17288">
                <text:p>5.1728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9">
                <text:p>169</text:p>
              </table:table-cell>
              <table:table-cell office:value-type="float" office:value="5.064534">
                <text:p>5.06453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5.064534">
                <text:p>5.06453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1">
                <text:p>171</text:p>
              </table:table-cell>
              <table:table-cell office:value-type="float" office:value="5.137231">
                <text:p>5.13723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2">
                <text:p>172</text:p>
              </table:table-cell>
              <table:table-cell office:value-type="float" office:value="5.137231">
                <text:p>5.13723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3">
                <text:p>173</text:p>
              </table:table-cell>
              <table:table-cell office:value-type="float" office:value="5.137231">
                <text:p>5.13723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4">
                <text:p>174</text:p>
              </table:table-cell>
              <table:table-cell office:value-type="float" office:value="5.342324">
                <text:p>5.34232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5">
                <text:p>175</text:p>
              </table:table-cell>
              <table:table-cell office:value-type="float" office:value="5.357599">
                <text:p>5.35759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6">
                <text:p>176</text:p>
              </table:table-cell>
              <table:table-cell office:value-type="float" office:value="5.167785">
                <text:p>5.16778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7">
                <text:p>177</text:p>
              </table:table-cell>
              <table:table-cell office:value-type="float" office:value="5.167785">
                <text:p>5.16778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8">
                <text:p>178</text:p>
              </table:table-cell>
              <table:table-cell office:value-type="float" office:value="5.167785">
                <text:p>5.16778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9">
                <text:p>179</text:p>
              </table:table-cell>
              <table:table-cell office:value-type="float" office:value="5.167785">
                <text:p>5.16778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5.230303">
                <text:p>5.23030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5.204842">
                <text:p>5.20484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2">
                <text:p>182</text:p>
              </table:table-cell>
              <table:table-cell office:value-type="float" office:value="5.125903">
                <text:p>5.12590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3">
                <text:p>183</text:p>
              </table:table-cell>
              <table:table-cell office:value-type="float" office:value="5.397196">
                <text:p>5.39719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4">
                <text:p>184</text:p>
              </table:table-cell>
              <table:table-cell office:value-type="float" office:value="5.397196">
                <text:p>5.39719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5">
                <text:p>185</text:p>
              </table:table-cell>
              <table:table-cell office:value-type="float" office:value="5.397196">
                <text:p>5.39719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6">
                <text:p>186</text:p>
              </table:table-cell>
              <table:table-cell office:value-type="float" office:value="5.397196">
                <text:p>5.39719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7">
                <text:p>187</text:p>
              </table:table-cell>
              <table:table-cell office:value-type="float" office:value="5.394649">
                <text:p>5.39464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8">
                <text:p>188</text:p>
              </table:table-cell>
              <table:table-cell office:value-type="float" office:value="5.429159">
                <text:p>5.429159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9">
                <text:p>189</text:p>
              </table:table-cell>
              <table:table-cell office:value-type="float" office:value="5.429159">
                <text:p>5.429159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5.325906">
                <text:p>5.32590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1">
                <text:p>191</text:p>
              </table:table-cell>
              <table:table-cell office:value-type="float" office:value="5.325906">
                <text:p>5.32590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2">
                <text:p>192</text:p>
              </table:table-cell>
              <table:table-cell office:value-type="float" office:value="5.325906">
                <text:p>5.32590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3">
                <text:p>193</text:p>
              </table:table-cell>
              <table:table-cell office:value-type="float" office:value="5.325906">
                <text:p>5.32590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4">
                <text:p>194</text:p>
              </table:table-cell>
              <table:table-cell office:value-type="float" office:value="5.309244">
                <text:p>5.30924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5">
                <text:p>195</text:p>
              </table:table-cell>
              <table:table-cell office:value-type="float" office:value="5.468504">
                <text:p>5.46850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6">
                <text:p>196</text:p>
              </table:table-cell>
              <table:table-cell office:value-type="float" office:value="5.468504">
                <text:p>5.46850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7">
                <text:p>197</text:p>
              </table:table-cell>
              <table:table-cell office:value-type="float" office:value="5.468504">
                <text:p>5.46850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8">
                <text:p>198</text:p>
              </table:table-cell>
              <table:table-cell office:value-type="float" office:value="5.521976">
                <text:p>5.52197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9">
                <text:p>199</text:p>
              </table:table-cell>
              <table:table-cell office:value-type="float" office:value="5.521976">
                <text:p>5.52197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5.521976">
                <text:p>5.52197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1">
                <text:p>201</text:p>
              </table:table-cell>
              <table:table-cell office:value-type="float" office:value="5.65832">
                <text:p>5.6583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2">
                <text:p>202</text:p>
              </table:table-cell>
              <table:table-cell office:value-type="float" office:value="5.65832">
                <text:p>5.6583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3">
                <text:p>203</text:p>
              </table:table-cell>
              <table:table-cell office:value-type="float" office:value="5.65832">
                <text:p>5.6583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4">
                <text:p>204</text:p>
              </table:table-cell>
              <table:table-cell office:value-type="float" office:value="5.65832">
                <text:p>5.6583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5">
                <text:p>205</text:p>
              </table:table-cell>
              <table:table-cell office:value-type="float" office:value="5.65832">
                <text:p>5.6583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6">
                <text:p>206</text:p>
              </table:table-cell>
              <table:table-cell office:value-type="float" office:value="5.65832">
                <text:p>5.6583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7">
                <text:p>207</text:p>
              </table:table-cell>
              <table:table-cell office:value-type="float" office:value="5.471051">
                <text:p>5.47105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8">
                <text:p>208</text:p>
              </table:table-cell>
              <table:table-cell office:value-type="float" office:value="5.471051">
                <text:p>5.47105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9">
                <text:p>209</text:p>
              </table:table-cell>
              <table:table-cell office:value-type="float" office:value="5.461996">
                <text:p>5.46199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0">
                <text:p>210</text:p>
              </table:table-cell>
              <table:table-cell office:value-type="float" office:value="5.408521">
                <text:p>5.40852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1">
                <text:p>211</text:p>
              </table:table-cell>
              <table:table-cell office:value-type="float" office:value="5.330999">
                <text:p>5.33099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2">
                <text:p>212</text:p>
              </table:table-cell>
              <table:table-cell office:value-type="float" office:value="5.333546">
                <text:p>5.33354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3">
                <text:p>213</text:p>
              </table:table-cell>
              <table:table-cell office:value-type="float" office:value="5.373132">
                <text:p>5.37313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4">
                <text:p>214</text:p>
              </table:table-cell>
              <table:table-cell office:value-type="float" office:value="5.373132">
                <text:p>5.37313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5.373132">
                <text:p>5.37313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6">
                <text:p>216</text:p>
              </table:table-cell>
              <table:table-cell office:value-type="float" office:value="5.373132">
                <text:p>5.37313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7">
                <text:p>217</text:p>
              </table:table-cell>
              <table:table-cell office:value-type="float" office:value="5.373132">
                <text:p>5.37313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8">
                <text:p>218</text:p>
              </table:table-cell>
              <table:table-cell office:value-type="float" office:value="5.373132">
                <text:p>5.37313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9">
                <text:p>219</text:p>
              </table:table-cell>
              <table:table-cell office:value-type="float" office:value="5.218961">
                <text:p>5.21896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0">
                <text:p>220</text:p>
              </table:table-cell>
              <table:table-cell office:value-type="float" office:value="5.218961">
                <text:p>5.21896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1">
                <text:p>221</text:p>
              </table:table-cell>
              <table:table-cell office:value-type="float" office:value="5.218961">
                <text:p>5.21896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2">
                <text:p>222</text:p>
              </table:table-cell>
              <table:table-cell office:value-type="float" office:value="4.983318">
                <text:p>4.98331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3">
                <text:p>223</text:p>
              </table:table-cell>
              <table:table-cell office:value-type="float" office:value="4.877524">
                <text:p>4.87752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4">
                <text:p>224</text:p>
              </table:table-cell>
              <table:table-cell office:value-type="float" office:value="4.877524">
                <text:p>4.87752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4.877524">
                <text:p>4.87752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6">
                <text:p>226</text:p>
              </table:table-cell>
              <table:table-cell office:value-type="float" office:value="5.01387">
                <text:p>5.0138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7">
                <text:p>227</text:p>
              </table:table-cell>
              <table:table-cell office:value-type="float" office:value="4.811325">
                <text:p>4.81132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8">
                <text:p>228</text:p>
              </table:table-cell>
              <table:table-cell office:value-type="float" office:value="4.811325">
                <text:p>4.81132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9">
                <text:p>229</text:p>
              </table:table-cell>
              <table:table-cell office:value-type="float" office:value="4.659696">
                <text:p>4.65969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30">
                <text:p>230</text:p>
              </table:table-cell>
              <table:table-cell office:value-type="float" office:value="4.469883">
                <text:p>4.46988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1">
                <text:p>231</text:p>
              </table:table-cell>
              <table:table-cell office:value-type="float" office:value="4.469883">
                <text:p>4.46988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2">
                <text:p>232</text:p>
              </table:table-cell>
              <table:table-cell office:value-type="float" office:value="4.45831">
                <text:p>4.4583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3">
                <text:p>233</text:p>
              </table:table-cell>
              <table:table-cell office:value-type="float" office:value="4.399739">
                <text:p>4.39973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4">
                <text:p>234</text:p>
              </table:table-cell>
              <table:table-cell office:value-type="float" office:value="4.399739">
                <text:p>4.39973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5">
                <text:p>235</text:p>
              </table:table-cell>
              <table:table-cell office:value-type="float" office:value="4.399739">
                <text:p>4.39973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6">
                <text:p>236</text:p>
              </table:table-cell>
              <table:table-cell office:value-type="float" office:value="4.237933">
                <text:p>4.23793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7">
                <text:p>237</text:p>
              </table:table-cell>
              <table:table-cell office:value-type="float" office:value="4.237933">
                <text:p>4.23793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3.976829">
                <text:p>3.97682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9">
                <text:p>239</text:p>
              </table:table-cell>
              <table:table-cell office:value-type="float" office:value="3.976829">
                <text:p>3.97682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3.976829">
                <text:p>3.97682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1">
                <text:p>241</text:p>
              </table:table-cell>
              <table:table-cell office:value-type="float" office:value="3.976829">
                <text:p>3.97682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3.976829">
                <text:p>3.97682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3">
                <text:p>243</text:p>
              </table:table-cell>
              <table:table-cell office:value-type="float" office:value="3.976829">
                <text:p>3.97682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4">
                <text:p>244</text:p>
              </table:table-cell>
              <table:table-cell office:value-type="float" office:value="3.976829">
                <text:p>3.97682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5">
                <text:p>245</text:p>
              </table:table-cell>
              <table:table-cell office:value-type="float" office:value="4.079841">
                <text:p>4.07984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6">
                <text:p>246</text:p>
              </table:table-cell>
              <table:table-cell office:value-type="float" office:value="4.079841">
                <text:p>4.07984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7">
                <text:p>247</text:p>
              </table:table-cell>
              <table:table-cell office:value-type="float" office:value="4.079841">
                <text:p>4.07984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8">
                <text:p>248</text:p>
              </table:table-cell>
              <table:table-cell office:value-type="float" office:value="3.989326">
                <text:p>3.98932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9">
                <text:p>249</text:p>
              </table:table-cell>
              <table:table-cell office:value-type="float" office:value="3.989326">
                <text:p>3.98932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3.990718">
                <text:p>3.99071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1">
                <text:p>251</text:p>
              </table:table-cell>
              <table:table-cell office:value-type="float" office:value="3.990718">
                <text:p>3.99071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2">
                <text:p>252</text:p>
              </table:table-cell>
              <table:table-cell office:value-type="float" office:value="3.990718">
                <text:p>3.99071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3">
                <text:p>253</text:p>
              </table:table-cell>
              <table:table-cell office:value-type="float" office:value="3.990718">
                <text:p>3.99071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4">
                <text:p>254</text:p>
              </table:table-cell>
              <table:table-cell office:value-type="float" office:value="3.877285">
                <text:p>3.87728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3.877285">
                <text:p>3.87728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3.877285">
                <text:p>3.87728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7">
                <text:p>257</text:p>
              </table:table-cell>
              <table:table-cell office:value-type="float" office:value="3.807156">
                <text:p>3.80715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3.807156">
                <text:p>3.80715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9">
                <text:p>259</text:p>
              </table:table-cell>
              <table:table-cell office:value-type="float" office:value="3.807156">
                <text:p>3.80715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60">
                <text:p>260</text:p>
              </table:table-cell>
              <table:table-cell office:value-type="float" office:value="3.807156">
                <text:p>3.80715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1">
                <text:p>261</text:p>
              </table:table-cell>
              <table:table-cell office:value-type="float" office:value="3.807156">
                <text:p>3.80715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2">
                <text:p>262</text:p>
              </table:table-cell>
              <table:table-cell office:value-type="float" office:value="3.807156">
                <text:p>3.80715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3">
                <text:p>263</text:p>
              </table:table-cell>
              <table:table-cell office:value-type="float" office:value="3.807156">
                <text:p>3.80715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4">
                <text:p>264</text:p>
              </table:table-cell>
              <table:table-cell office:value-type="float" office:value="3.807156">
                <text:p>3.80715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5">
                <text:p>265</text:p>
              </table:table-cell>
              <table:table-cell office:value-type="float" office:value="3.807156">
                <text:p>3.80715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6">
                <text:p>266</text:p>
              </table:table-cell>
              <table:table-cell office:value-type="float" office:value="3.807156">
                <text:p>3.80715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7">
                <text:p>267</text:p>
              </table:table-cell>
              <table:table-cell office:value-type="float" office:value="3.807156">
                <text:p>3.80715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3.807156">
                <text:p>3.80715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9">
                <text:p>269</text:p>
              </table:table-cell>
              <table:table-cell office:value-type="float" office:value="3.807156">
                <text:p>3.80715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70">
                <text:p>270</text:p>
              </table:table-cell>
              <table:table-cell office:value-type="float" office:value="3.807156">
                <text:p>3.80715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1">
                <text:p>271</text:p>
              </table:table-cell>
              <table:table-cell office:value-type="float" office:value="3.807156">
                <text:p>3.80715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2">
                <text:p>272</text:p>
              </table:table-cell>
              <table:table-cell office:value-type="float" office:value="3.807156">
                <text:p>3.80715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3">
                <text:p>273</text:p>
              </table:table-cell>
              <table:table-cell office:value-type="float" office:value="3.807156">
                <text:p>3.80715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4">
                <text:p>274</text:p>
              </table:table-cell>
              <table:table-cell office:value-type="float" office:value="3.807156">
                <text:p>3.80715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5">
                <text:p>275</text:p>
              </table:table-cell>
              <table:table-cell office:value-type="float" office:value="3.807156">
                <text:p>3.80715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6">
                <text:p>276</text:p>
              </table:table-cell>
              <table:table-cell office:value-type="float" office:value="3.807156">
                <text:p>3.80715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7">
                <text:p>277</text:p>
              </table:table-cell>
              <table:table-cell office:value-type="float" office:value="3.807156">
                <text:p>3.80715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8">
                <text:p>278</text:p>
              </table:table-cell>
              <table:table-cell office:value-type="float" office:value="3.807156">
                <text:p>3.80715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9">
                <text:p>279</text:p>
              </table:table-cell>
              <table:table-cell office:value-type="float" office:value="3.807156">
                <text:p>3.80715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3.807156">
                <text:p>3.80715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1">
                <text:p>281</text:p>
              </table:table-cell>
              <table:table-cell office:value-type="float" office:value="3.807156">
                <text:p>3.80715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2">
                <text:p>282</text:p>
              </table:table-cell>
              <table:table-cell office:value-type="float" office:value="3.807156">
                <text:p>3.80715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3">
                <text:p>283</text:p>
              </table:table-cell>
              <table:table-cell office:value-type="float" office:value="3.807156">
                <text:p>3.80715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4">
                <text:p>284</text:p>
              </table:table-cell>
              <table:table-cell office:value-type="float" office:value="3.807156">
                <text:p>3.80715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5">
                <text:p>285</text:p>
              </table:table-cell>
              <table:table-cell office:value-type="float" office:value="3.807156">
                <text:p>3.80715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6">
                <text:p>286</text:p>
              </table:table-cell>
              <table:table-cell office:value-type="float" office:value="3.605997">
                <text:p>3.60599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7">
                <text:p>287</text:p>
              </table:table-cell>
              <table:table-cell office:value-type="float" office:value="3.605997">
                <text:p>3.60599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3.605997">
                <text:p>3.60599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9">
                <text:p>289</text:p>
              </table:table-cell>
              <table:table-cell office:value-type="float" office:value="3.605997">
                <text:p>3.60599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90">
                <text:p>290</text:p>
              </table:table-cell>
              <table:table-cell office:value-type="float" office:value="3.605997">
                <text:p>3.60599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1">
                <text:p>291</text:p>
              </table:table-cell>
              <table:table-cell office:value-type="float" office:value="3.707844">
                <text:p>3.70784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2">
                <text:p>292</text:p>
              </table:table-cell>
              <table:table-cell office:value-type="float" office:value="3.707844">
                <text:p>3.70784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3">
                <text:p>293</text:p>
              </table:table-cell>
              <table:table-cell office:value-type="float" office:value="3.707844">
                <text:p>3.70784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4">
                <text:p>294</text:p>
              </table:table-cell>
              <table:table-cell office:value-type="float" office:value="3.707844">
                <text:p>3.70784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5">
                <text:p>295</text:p>
              </table:table-cell>
              <table:table-cell office:value-type="float" office:value="3.772627">
                <text:p>3.77262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6">
                <text:p>296</text:p>
              </table:table-cell>
              <table:table-cell office:value-type="float" office:value="3.772627">
                <text:p>3.77262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7">
                <text:p>297</text:p>
              </table:table-cell>
              <table:table-cell office:value-type="float" office:value="3.618729">
                <text:p>3.61872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8">
                <text:p>298</text:p>
              </table:table-cell>
              <table:table-cell office:value-type="float" office:value="3.618729">
                <text:p>3.61872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9">
                <text:p>299</text:p>
              </table:table-cell>
              <table:table-cell office:value-type="float" office:value="3.592106">
                <text:p>3.59210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3.592106">
                <text:p>3.59210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1">
                <text:p>301</text:p>
              </table:table-cell>
              <table:table-cell office:value-type="float" office:value="3.837936">
                <text:p>3.83793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2">
                <text:p>302</text:p>
              </table:table-cell>
              <table:table-cell office:value-type="float" office:value="3.837936">
                <text:p>3.83793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3">
                <text:p>303</text:p>
              </table:table-cell>
              <table:table-cell office:value-type="float" office:value="3.913174">
                <text:p>3.91317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4">
                <text:p>304</text:p>
              </table:table-cell>
              <table:table-cell office:value-type="float" office:value="3.913174">
                <text:p>3.91317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5">
                <text:p>305</text:p>
              </table:table-cell>
              <table:table-cell office:value-type="float" office:value="3.913174">
                <text:p>3.91317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6">
                <text:p>306</text:p>
              </table:table-cell>
              <table:table-cell office:value-type="float" office:value="4.120808">
                <text:p>4.12080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7">
                <text:p>307</text:p>
              </table:table-cell>
              <table:table-cell office:value-type="float" office:value="4.120808">
                <text:p>4.12080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8">
                <text:p>308</text:p>
              </table:table-cell>
              <table:table-cell office:value-type="float" office:value="4.120808">
                <text:p>4.12080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4.136079">
                <text:p>4.13607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10">
                <text:p>310</text:p>
              </table:table-cell>
              <table:table-cell office:value-type="float" office:value="4.136079">
                <text:p>4.13607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1">
                <text:p>311</text:p>
              </table:table-cell>
              <table:table-cell office:value-type="float" office:value="4.136079">
                <text:p>4.13607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2">
                <text:p>312</text:p>
              </table:table-cell>
              <table:table-cell office:value-type="float" office:value="4.136079">
                <text:p>4.13607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3">
                <text:p>313</text:p>
              </table:table-cell>
              <table:table-cell office:value-type="float" office:value="4.136079">
                <text:p>4.13607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4">
                <text:p>314</text:p>
              </table:table-cell>
              <table:table-cell office:value-type="float" office:value="4.136079">
                <text:p>4.13607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5">
                <text:p>315</text:p>
              </table:table-cell>
              <table:table-cell office:value-type="float" office:value="4.244426">
                <text:p>4.24442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6">
                <text:p>316</text:p>
              </table:table-cell>
              <table:table-cell office:value-type="float" office:value="4.244426">
                <text:p>4.24442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7">
                <text:p>317</text:p>
              </table:table-cell>
              <table:table-cell office:value-type="float" office:value="4.244426">
                <text:p>4.24442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8">
                <text:p>318</text:p>
              </table:table-cell>
              <table:table-cell office:value-type="float" office:value="4.244426">
                <text:p>4.24442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9">
                <text:p>319</text:p>
              </table:table-cell>
              <table:table-cell office:value-type="float" office:value="4.244426">
                <text:p>4.24442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20">
                <text:p>320</text:p>
              </table:table-cell>
              <table:table-cell office:value-type="float" office:value="4.244426">
                <text:p>4.24442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1">
                <text:p>321</text:p>
              </table:table-cell>
              <table:table-cell office:value-type="float" office:value="4.244426">
                <text:p>4.24442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2">
                <text:p>322</text:p>
              </table:table-cell>
              <table:table-cell office:value-type="float" office:value="4.441883">
                <text:p>4.44188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3">
                <text:p>323</text:p>
              </table:table-cell>
              <table:table-cell office:value-type="float" office:value="4.441883">
                <text:p>4.44188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4">
                <text:p>324</text:p>
              </table:table-cell>
              <table:table-cell office:value-type="float" office:value="4.441883">
                <text:p>4.44188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5">
                <text:p>325</text:p>
              </table:table-cell>
              <table:table-cell office:value-type="float" office:value="4.495346">
                <text:p>4.49534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6">
                <text:p>326</text:p>
              </table:table-cell>
              <table:table-cell office:value-type="float" office:value="4.495346">
                <text:p>4.49534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7">
                <text:p>327</text:p>
              </table:table-cell>
              <table:table-cell office:value-type="float" office:value="4.495346">
                <text:p>4.49534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8">
                <text:p>328</text:p>
              </table:table-cell>
              <table:table-cell office:value-type="float" office:value="4.495346">
                <text:p>4.49534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9">
                <text:p>329</text:p>
              </table:table-cell>
              <table:table-cell office:value-type="float" office:value="4.495346">
                <text:p>4.49534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30">
                <text:p>330</text:p>
              </table:table-cell>
              <table:table-cell office:value-type="float" office:value="4.379363">
                <text:p>4.37936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1">
                <text:p>331</text:p>
              </table:table-cell>
              <table:table-cell office:value-type="float" office:value="4.379363">
                <text:p>4.37936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2">
                <text:p>332</text:p>
              </table:table-cell>
              <table:table-cell office:value-type="float" office:value="4.379363">
                <text:p>4.37936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3">
                <text:p>333</text:p>
              </table:table-cell>
              <table:table-cell office:value-type="float" office:value="4.379363">
                <text:p>4.37936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4">
                <text:p>334</text:p>
              </table:table-cell>
              <table:table-cell office:value-type="float" office:value="4.379363">
                <text:p>4.37936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5">
                <text:p>335</text:p>
              </table:table-cell>
              <table:table-cell office:value-type="float" office:value="4.407372">
                <text:p>4.40737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6">
                <text:p>336</text:p>
              </table:table-cell>
              <table:table-cell office:value-type="float" office:value="4.407372">
                <text:p>4.40737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7">
                <text:p>337</text:p>
              </table:table-cell>
              <table:table-cell office:value-type="float" office:value="4.407372">
                <text:p>4.40737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8">
                <text:p>338</text:p>
              </table:table-cell>
              <table:table-cell office:value-type="float" office:value="4.407372">
                <text:p>4.40737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9">
                <text:p>339</text:p>
              </table:table-cell>
              <table:table-cell office:value-type="float" office:value="4.407372">
                <text:p>4.40737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40">
                <text:p>340</text:p>
              </table:table-cell>
              <table:table-cell office:value-type="float" office:value="4.407372">
                <text:p>4.40737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1">
                <text:p>341</text:p>
              </table:table-cell>
              <table:table-cell office:value-type="float" office:value="4.407372">
                <text:p>4.40737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2">
                <text:p>342</text:p>
              </table:table-cell>
              <table:table-cell office:value-type="float" office:value="4.400896">
                <text:p>4.40089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3">
                <text:p>343</text:p>
              </table:table-cell>
              <table:table-cell office:value-type="float" office:value="4.400896">
                <text:p>4.40089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4">
                <text:p>344</text:p>
              </table:table-cell>
              <table:table-cell office:value-type="float" office:value="4.400896">
                <text:p>4.40089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5">
                <text:p>345</text:p>
              </table:table-cell>
              <table:table-cell office:value-type="float" office:value="4.400896">
                <text:p>4.40089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6">
                <text:p>346</text:p>
              </table:table-cell>
              <table:table-cell office:value-type="float" office:value="4.400896">
                <text:p>4.40089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7">
                <text:p>347</text:p>
              </table:table-cell>
              <table:table-cell office:value-type="float" office:value="4.400896">
                <text:p>4.40089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8">
                <text:p>348</text:p>
              </table:table-cell>
              <table:table-cell office:value-type="float" office:value="4.400896">
                <text:p>4.40089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9">
                <text:p>349</text:p>
              </table:table-cell>
              <table:table-cell office:value-type="float" office:value="4.400896">
                <text:p>4.40089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50">
                <text:p>350</text:p>
              </table:table-cell>
              <table:table-cell office:value-type="float" office:value="4.340926">
                <text:p>4.34092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1">
                <text:p>351</text:p>
              </table:table-cell>
              <table:table-cell office:value-type="float" office:value="4.342338">
                <text:p>4.34233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2">
                <text:p>352</text:p>
              </table:table-cell>
              <table:table-cell office:value-type="float" office:value="4.342338">
                <text:p>4.34233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3">
                <text:p>353</text:p>
              </table:table-cell>
              <table:table-cell office:value-type="float" office:value="4.342338">
                <text:p>4.34233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4">
                <text:p>354</text:p>
              </table:table-cell>
              <table:table-cell office:value-type="float" office:value="4.342338">
                <text:p>4.34233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5">
                <text:p>355</text:p>
              </table:table-cell>
              <table:table-cell office:value-type="float" office:value="4.342338">
                <text:p>4.34233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6">
                <text:p>356</text:p>
              </table:table-cell>
              <table:table-cell office:value-type="float" office:value="4.342338">
                <text:p>4.34233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7">
                <text:p>357</text:p>
              </table:table-cell>
              <table:table-cell office:value-type="float" office:value="4.342338">
                <text:p>4.34233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8">
                <text:p>358</text:p>
              </table:table-cell>
              <table:table-cell office:value-type="float" office:value="4.342338">
                <text:p>4.34233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9">
                <text:p>359</text:p>
              </table:table-cell>
              <table:table-cell office:value-type="float" office:value="4.342338">
                <text:p>4.34233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60">
                <text:p>360</text:p>
              </table:table-cell>
              <table:table-cell office:value-type="float" office:value="4.342338">
                <text:p>4.34233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1">
                <text:p>361</text:p>
              </table:table-cell>
              <table:table-cell office:value-type="float" office:value="4.385619">
                <text:p>4.38561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2">
                <text:p>362</text:p>
              </table:table-cell>
              <table:table-cell office:value-type="float" office:value="4.385619">
                <text:p>4.38561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3">
                <text:p>363</text:p>
              </table:table-cell>
              <table:table-cell office:value-type="float" office:value="4.20345">
                <text:p>4.2034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4">
                <text:p>364</text:p>
              </table:table-cell>
              <table:table-cell office:value-type="float" office:value="4.20345">
                <text:p>4.2034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5">
                <text:p>365</text:p>
              </table:table-cell>
              <table:table-cell office:value-type="float" office:value="4.20345">
                <text:p>4.2034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6">
                <text:p>366</text:p>
              </table:table-cell>
              <table:table-cell office:value-type="float" office:value="4.04164">
                <text:p>4.0416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7">
                <text:p>367</text:p>
              </table:table-cell>
              <table:table-cell office:value-type="float" office:value="4.04164">
                <text:p>4.0416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8">
                <text:p>368</text:p>
              </table:table-cell>
              <table:table-cell office:value-type="float" office:value="4.04164">
                <text:p>4.0416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9">
                <text:p>369</text:p>
              </table:table-cell>
              <table:table-cell office:value-type="float" office:value="4.04164">
                <text:p>4.0416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70">
                <text:p>370</text:p>
              </table:table-cell>
              <table:table-cell office:value-type="float" office:value="3.849284">
                <text:p>3.84928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1">
                <text:p>371</text:p>
              </table:table-cell>
              <table:table-cell office:value-type="float" office:value="3.849284">
                <text:p>3.84928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2">
                <text:p>372</text:p>
              </table:table-cell>
              <table:table-cell office:value-type="float" office:value="3.849284">
                <text:p>3.84928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3">
                <text:p>373</text:p>
              </table:table-cell>
              <table:table-cell office:value-type="float" office:value="3.960174">
                <text:p>3.96017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4">
                <text:p>374</text:p>
              </table:table-cell>
              <table:table-cell office:value-type="float" office:value="3.872216">
                <text:p>3.8722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5">
                <text:p>375</text:p>
              </table:table-cell>
              <table:table-cell office:value-type="float" office:value="3.872216">
                <text:p>3.8722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6">
                <text:p>376</text:p>
              </table:table-cell>
              <table:table-cell office:value-type="float" office:value="3.723363">
                <text:p>3.72336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7">
                <text:p>377</text:p>
              </table:table-cell>
              <table:table-cell office:value-type="float" office:value="3.723363">
                <text:p>3.72336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8">
                <text:p>378</text:p>
              </table:table-cell>
              <table:table-cell office:value-type="float" office:value="3.723363">
                <text:p>3.72336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9">
                <text:p>379</text:p>
              </table:table-cell>
              <table:table-cell office:value-type="float" office:value="3.654618">
                <text:p>3.65461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80">
                <text:p>380</text:p>
              </table:table-cell>
              <table:table-cell office:value-type="float" office:value="3.654618">
                <text:p>3.65461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1">
                <text:p>381</text:p>
              </table:table-cell>
              <table:table-cell office:value-type="float" office:value="3.654618">
                <text:p>3.65461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2">
                <text:p>382</text:p>
              </table:table-cell>
              <table:table-cell office:value-type="float" office:value="3.654618">
                <text:p>3.65461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3">
                <text:p>383</text:p>
              </table:table-cell>
              <table:table-cell office:value-type="float" office:value="3.654618">
                <text:p>3.65461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4">
                <text:p>384</text:p>
              </table:table-cell>
              <table:table-cell office:value-type="float" office:value="3.654618">
                <text:p>3.65461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5">
                <text:p>385</text:p>
              </table:table-cell>
              <table:table-cell office:value-type="float" office:value="3.654618">
                <text:p>3.65461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6">
                <text:p>386</text:p>
              </table:table-cell>
              <table:table-cell office:value-type="float" office:value="3.654618">
                <text:p>3.65461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7">
                <text:p>387</text:p>
              </table:table-cell>
              <table:table-cell office:value-type="float" office:value="3.654618">
                <text:p>3.65461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8">
                <text:p>388</text:p>
              </table:table-cell>
              <table:table-cell office:value-type="float" office:value="3.654618">
                <text:p>3.65461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9">
                <text:p>389</text:p>
              </table:table-cell>
              <table:table-cell office:value-type="float" office:value="3.654618">
                <text:p>3.65461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90">
                <text:p>390</text:p>
              </table:table-cell>
              <table:table-cell office:value-type="float" office:value="3.654618">
                <text:p>3.65461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1">
                <text:p>391</text:p>
              </table:table-cell>
              <table:table-cell office:value-type="float" office:value="3.654618">
                <text:p>3.65461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2">
                <text:p>392</text:p>
              </table:table-cell>
              <table:table-cell office:value-type="float" office:value="3.654618">
                <text:p>3.65461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3">
                <text:p>393</text:p>
              </table:table-cell>
              <table:table-cell office:value-type="float" office:value="3.654618">
                <text:p>3.65461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4">
                <text:p>394</text:p>
              </table:table-cell>
              <table:table-cell office:value-type="float" office:value="3.594652">
                <text:p>3.59465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5">
                <text:p>395</text:p>
              </table:table-cell>
              <table:table-cell office:value-type="float" office:value="3.594652">
                <text:p>3.59465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6">
                <text:p>396</text:p>
              </table:table-cell>
              <table:table-cell office:value-type="float" office:value="3.594652">
                <text:p>3.59465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7">
                <text:p>397</text:p>
              </table:table-cell>
              <table:table-cell office:value-type="float" office:value="3.594652">
                <text:p>3.59465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8">
                <text:p>398</text:p>
              </table:table-cell>
              <table:table-cell office:value-type="float" office:value="3.746278">
                <text:p>3.74627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9">
                <text:p>399</text:p>
              </table:table-cell>
              <table:table-cell office:value-type="float" office:value="3.764099">
                <text:p>3.76409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00">
                <text:p>400</text:p>
              </table:table-cell>
              <table:table-cell office:value-type="float" office:value="3.764099">
                <text:p>3.76409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01">
                <text:p>401</text:p>
              </table:table-cell>
              <table:table-cell office:value-type="float" office:value="3.700444">
                <text:p>3.70044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02">
                <text:p>402</text:p>
              </table:table-cell>
              <table:table-cell office:value-type="float" office:value="3.700444">
                <text:p>3.70044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03">
                <text:p>403</text:p>
              </table:table-cell>
              <table:table-cell office:value-type="float" office:value="3.700444">
                <text:p>3.70044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04">
                <text:p>404</text:p>
              </table:table-cell>
              <table:table-cell office:value-type="float" office:value="3.700444">
                <text:p>3.70044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05">
                <text:p>405</text:p>
              </table:table-cell>
              <table:table-cell office:value-type="float" office:value="3.700444">
                <text:p>3.70044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06">
                <text:p>406</text:p>
              </table:table-cell>
              <table:table-cell office:value-type="float" office:value="3.700444">
                <text:p>3.70044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07">
                <text:p>407</text:p>
              </table:table-cell>
              <table:table-cell office:value-type="float" office:value="3.700444">
                <text:p>3.70044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08">
                <text:p>408</text:p>
              </table:table-cell>
              <table:table-cell office:value-type="float" office:value="3.700444">
                <text:p>3.70044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09">
                <text:p>409</text:p>
              </table:table-cell>
              <table:table-cell office:value-type="float" office:value="3.700444">
                <text:p>3.70044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10">
                <text:p>410</text:p>
              </table:table-cell>
              <table:table-cell office:value-type="float" office:value="3.736089">
                <text:p>3.73608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11">
                <text:p>411</text:p>
              </table:table-cell>
              <table:table-cell office:value-type="float" office:value="3.736089">
                <text:p>3.73608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12">
                <text:p>412</text:p>
              </table:table-cell>
              <table:table-cell office:value-type="float" office:value="3.736089">
                <text:p>3.73608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13">
                <text:p>413</text:p>
              </table:table-cell>
              <table:table-cell office:value-type="float" office:value="3.736089">
                <text:p>3.73608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14">
                <text:p>414</text:p>
              </table:table-cell>
              <table:table-cell office:value-type="float" office:value="3.736089">
                <text:p>3.73608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15">
                <text:p>415</text:p>
              </table:table-cell>
              <table:table-cell office:value-type="float" office:value="3.736089">
                <text:p>3.73608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16">
                <text:p>416</text:p>
              </table:table-cell>
              <table:table-cell office:value-type="float" office:value="3.736089">
                <text:p>3.73608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17">
                <text:p>417</text:p>
              </table:table-cell>
              <table:table-cell office:value-type="float" office:value="3.736089">
                <text:p>3.73608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18">
                <text:p>418</text:p>
              </table:table-cell>
              <table:table-cell office:value-type="float" office:value="3.736089">
                <text:p>3.73608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19">
                <text:p>419</text:p>
              </table:table-cell>
              <table:table-cell office:value-type="float" office:value="3.736089">
                <text:p>3.73608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20">
                <text:p>420</text:p>
              </table:table-cell>
              <table:table-cell office:value-type="float" office:value="3.736089">
                <text:p>3.73608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21">
                <text:p>421</text:p>
              </table:table-cell>
              <table:table-cell office:value-type="float" office:value="3.736089">
                <text:p>3.73608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22">
                <text:p>422</text:p>
              </table:table-cell>
              <table:table-cell office:value-type="float" office:value="3.736089">
                <text:p>3.73608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23">
                <text:p>423</text:p>
              </table:table-cell>
              <table:table-cell office:value-type="float" office:value="3.736089">
                <text:p>3.73608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24">
                <text:p>424</text:p>
              </table:table-cell>
              <table:table-cell office:value-type="float" office:value="3.721973">
                <text:p>3.72197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25">
                <text:p>425</text:p>
              </table:table-cell>
              <table:table-cell office:value-type="float" office:value="3.721973">
                <text:p>3.72197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26">
                <text:p>426</text:p>
              </table:table-cell>
              <table:table-cell office:value-type="float" office:value="3.721973">
                <text:p>3.72197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27">
                <text:p>427</text:p>
              </table:table-cell>
              <table:table-cell office:value-type="float" office:value="3.721973">
                <text:p>3.72197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28">
                <text:p>428</text:p>
              </table:table-cell>
              <table:table-cell office:value-type="float" office:value="3.721973">
                <text:p>3.72197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29">
                <text:p>429</text:p>
              </table:table-cell>
              <table:table-cell office:value-type="float" office:value="3.721973">
                <text:p>3.72197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30">
                <text:p>430</text:p>
              </table:table-cell>
              <table:table-cell office:value-type="float" office:value="3.721973">
                <text:p>3.72197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31">
                <text:p>431</text:p>
              </table:table-cell>
              <table:table-cell office:value-type="float" office:value="3.667094">
                <text:p>3.66709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32">
                <text:p>432</text:p>
              </table:table-cell>
              <table:table-cell office:value-type="float" office:value="3.667094">
                <text:p>3.66709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33">
                <text:p>433</text:p>
              </table:table-cell>
              <table:table-cell office:value-type="float" office:value="3.528195">
                <text:p>3.52819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34">
                <text:p>434</text:p>
              </table:table-cell>
              <table:table-cell office:value-type="float" office:value="3.528195">
                <text:p>3.52819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35">
                <text:p>435</text:p>
              </table:table-cell>
              <table:table-cell office:value-type="float" office:value="3.528195">
                <text:p>3.52819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36">
                <text:p>436</text:p>
              </table:table-cell>
              <table:table-cell office:value-type="float" office:value="3.528195">
                <text:p>3.52819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37">
                <text:p>437</text:p>
              </table:table-cell>
              <table:table-cell office:value-type="float" office:value="3.528195">
                <text:p>3.52819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38">
                <text:p>438</text:p>
              </table:table-cell>
              <table:table-cell office:value-type="float" office:value="3.528195">
                <text:p>3.52819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39">
                <text:p>439</text:p>
              </table:table-cell>
              <table:table-cell office:value-type="float" office:value="3.510382">
                <text:p>3.51038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40">
                <text:p>440</text:p>
              </table:table-cell>
              <table:table-cell office:value-type="float" office:value="3.598352">
                <text:p>3.59835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41">
                <text:p>441</text:p>
              </table:table-cell>
              <table:table-cell office:value-type="float" office:value="3.598352">
                <text:p>3.59835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42">
                <text:p>442</text:p>
              </table:table-cell>
              <table:table-cell office:value-type="float" office:value="3.349974">
                <text:p>3.34997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43">
                <text:p>443</text:p>
              </table:table-cell>
              <table:table-cell office:value-type="float" office:value="3.349974">
                <text:p>3.34997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44">
                <text:p>444</text:p>
              </table:table-cell>
              <table:table-cell office:value-type="float" office:value="3.349974">
                <text:p>3.34997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45">
                <text:p>445</text:p>
              </table:table-cell>
              <table:table-cell office:value-type="float" office:value="3.349974">
                <text:p>3.34997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46">
                <text:p>446</text:p>
              </table:table-cell>
              <table:table-cell office:value-type="float" office:value="3.349974">
                <text:p>3.34997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47">
                <text:p>447</text:p>
              </table:table-cell>
              <table:table-cell office:value-type="float" office:value="3.349974">
                <text:p>3.34997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48">
                <text:p>448</text:p>
              </table:table-cell>
              <table:table-cell office:value-type="float" office:value="3.349974">
                <text:p>3.34997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49">
                <text:p>449</text:p>
              </table:table-cell>
              <table:table-cell office:value-type="float" office:value="3.349974">
                <text:p>3.34997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50">
                <text:p>450</text:p>
              </table:table-cell>
              <table:table-cell office:value-type="float" office:value="3.349974">
                <text:p>3.34997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51">
                <text:p>451</text:p>
              </table:table-cell>
              <table:table-cell office:value-type="float" office:value="3.349974">
                <text:p>3.34997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52">
                <text:p>452</text:p>
              </table:table-cell>
              <table:table-cell office:value-type="float" office:value="3.349974">
                <text:p>3.34997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53">
                <text:p>453</text:p>
              </table:table-cell>
              <table:table-cell office:value-type="float" office:value="3.349974">
                <text:p>3.34997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54">
                <text:p>454</text:p>
              </table:table-cell>
              <table:table-cell office:value-type="float" office:value="3.349974">
                <text:p>3.34997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55">
                <text:p>455</text:p>
              </table:table-cell>
              <table:table-cell office:value-type="float" office:value="3.349974">
                <text:p>3.34997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56">
                <text:p>456</text:p>
              </table:table-cell>
              <table:table-cell office:value-type="float" office:value="3.349974">
                <text:p>3.34997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57">
                <text:p>457</text:p>
              </table:table-cell>
              <table:table-cell office:value-type="float" office:value="3.349974">
                <text:p>3.34997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58">
                <text:p>458</text:p>
              </table:table-cell>
              <table:table-cell office:value-type="float" office:value="3.349974">
                <text:p>3.34997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59">
                <text:p>459</text:p>
              </table:table-cell>
              <table:table-cell office:value-type="float" office:value="3.349974">
                <text:p>3.34997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60">
                <text:p>460</text:p>
              </table:table-cell>
              <table:table-cell office:value-type="float" office:value="3.349974">
                <text:p>3.34997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61">
                <text:p>461</text:p>
              </table:table-cell>
              <table:table-cell office:value-type="float" office:value="3.349974">
                <text:p>3.34997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62">
                <text:p>462</text:p>
              </table:table-cell>
              <table:table-cell office:value-type="float" office:value="3.349974">
                <text:p>3.34997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63">
                <text:p>463</text:p>
              </table:table-cell>
              <table:table-cell office:value-type="float" office:value="3.349974">
                <text:p>3.34997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64">
                <text:p>464</text:p>
              </table:table-cell>
              <table:table-cell office:value-type="float" office:value="3.349974">
                <text:p>3.34997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65">
                <text:p>465</text:p>
              </table:table-cell>
              <table:table-cell office:value-type="float" office:value="3.349974">
                <text:p>3.34997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66">
                <text:p>466</text:p>
              </table:table-cell>
              <table:table-cell office:value-type="float" office:value="3.349974">
                <text:p>3.34997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67">
                <text:p>467</text:p>
              </table:table-cell>
              <table:table-cell office:value-type="float" office:value="3.349974">
                <text:p>3.34997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68">
                <text:p>468</text:p>
              </table:table-cell>
              <table:table-cell office:value-type="float" office:value="3.349974">
                <text:p>3.34997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69">
                <text:p>469</text:p>
              </table:table-cell>
              <table:table-cell office:value-type="float" office:value="3.349974">
                <text:p>3.34997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70">
                <text:p>470</text:p>
              </table:table-cell>
              <table:table-cell office:value-type="float" office:value="3.349974">
                <text:p>3.34997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71">
                <text:p>471</text:p>
              </table:table-cell>
              <table:table-cell office:value-type="float" office:value="3.349974">
                <text:p>3.34997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72">
                <text:p>472</text:p>
              </table:table-cell>
              <table:table-cell office:value-type="float" office:value="3.349974">
                <text:p>3.34997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73">
                <text:p>473</text:p>
              </table:table-cell>
              <table:table-cell office:value-type="float" office:value="3.349974">
                <text:p>3.34997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74">
                <text:p>474</text:p>
              </table:table-cell>
              <table:table-cell office:value-type="float" office:value="3.349974">
                <text:p>3.34997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75">
                <text:p>475</text:p>
              </table:table-cell>
              <table:table-cell office:value-type="float" office:value="3.349974">
                <text:p>3.34997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76">
                <text:p>476</text:p>
              </table:table-cell>
              <table:table-cell office:value-type="float" office:value="3.349974">
                <text:p>3.34997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77">
                <text:p>477</text:p>
              </table:table-cell>
              <table:table-cell office:value-type="float" office:value="3.349974">
                <text:p>3.34997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78">
                <text:p>478</text:p>
              </table:table-cell>
              <table:table-cell office:value-type="float" office:value="3.349974">
                <text:p>3.34997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79">
                <text:p>479</text:p>
              </table:table-cell>
              <table:table-cell office:value-type="float" office:value="3.349974">
                <text:p>3.34997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80">
                <text:p>480</text:p>
              </table:table-cell>
              <table:table-cell office:value-type="float" office:value="3.349974">
                <text:p>3.34997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81">
                <text:p>481</text:p>
              </table:table-cell>
              <table:table-cell office:value-type="float" office:value="3.349974">
                <text:p>3.34997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82">
                <text:p>482</text:p>
              </table:table-cell>
              <table:table-cell office:value-type="float" office:value="3.349974">
                <text:p>3.34997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83">
                <text:p>483</text:p>
              </table:table-cell>
              <table:table-cell office:value-type="float" office:value="3.589305">
                <text:p>3.58930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84">
                <text:p>484</text:p>
              </table:table-cell>
              <table:table-cell office:value-type="float" office:value="3.624944">
                <text:p>3.62494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85">
                <text:p>485</text:p>
              </table:table-cell>
              <table:table-cell office:value-type="float" office:value="3.559887">
                <text:p>3.55988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86">
                <text:p>486</text:p>
              </table:table-cell>
              <table:table-cell office:value-type="float" office:value="3.5282">
                <text:p>3.528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87">
                <text:p>487</text:p>
              </table:table-cell>
              <table:table-cell office:value-type="float" office:value="3.5282">
                <text:p>3.528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88">
                <text:p>488</text:p>
              </table:table-cell>
              <table:table-cell office:value-type="float" office:value="3.5282">
                <text:p>3.528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89">
                <text:p>489</text:p>
              </table:table-cell>
              <table:table-cell office:value-type="float" office:value="3.5282">
                <text:p>3.528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90">
                <text:p>490</text:p>
              </table:table-cell>
              <table:table-cell office:value-type="float" office:value="3.5282">
                <text:p>3.528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91">
                <text:p>491</text:p>
              </table:table-cell>
              <table:table-cell office:value-type="float" office:value="3.5282">
                <text:p>3.528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92">
                <text:p>492</text:p>
              </table:table-cell>
              <table:table-cell office:value-type="float" office:value="3.5282">
                <text:p>3.528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93">
                <text:p>493</text:p>
              </table:table-cell>
              <table:table-cell office:value-type="float" office:value="3.5282">
                <text:p>3.528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94">
                <text:p>494</text:p>
              </table:table-cell>
              <table:table-cell office:value-type="float" office:value="3.5282">
                <text:p>3.528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95">
                <text:p>495</text:p>
              </table:table-cell>
              <table:table-cell office:value-type="float" office:value="3.5282">
                <text:p>3.528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96">
                <text:p>496</text:p>
              </table:table-cell>
              <table:table-cell office:value-type="float" office:value="3.5282">
                <text:p>3.528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97">
                <text:p>497</text:p>
              </table:table-cell>
              <table:table-cell office:value-type="float" office:value="3.480966">
                <text:p>3.48096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98">
                <text:p>498</text:p>
              </table:table-cell>
              <table:table-cell office:value-type="float" office:value="3.480966">
                <text:p>3.48096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99">
                <text:p>499</text:p>
              </table:table-cell>
              <table:table-cell office:value-type="float" office:value="3.500196">
                <text:p>3.50019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500">
                <text:p>500</text:p>
              </table:table-cell>
              <table:table-cell office:value-type="float" office:value="3.500196">
                <text:p>3.50019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501">
                <text:p>501</text:p>
              </table:table-cell>
              <table:table-cell office:value-type="float" office:value="3.500196">
                <text:p>3.50019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502">
                <text:p>502</text:p>
              </table:table-cell>
              <table:table-cell office:value-type="float" office:value="3.500196">
                <text:p>3.50019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503">
                <text:p>503</text:p>
              </table:table-cell>
              <table:table-cell office:value-type="float" office:value="3.500196">
                <text:p>3.50019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504">
                <text:p>504</text:p>
              </table:table-cell>
              <table:table-cell office:value-type="float" office:value="3.500196">
                <text:p>3.50019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505">
                <text:p>505</text:p>
              </table:table-cell>
              <table:table-cell office:value-type="float" office:value="3.500196">
                <text:p>3.50019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506">
                <text:p>506</text:p>
              </table:table-cell>
              <table:table-cell office:value-type="float" office:value="3.500196">
                <text:p>3.50019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507">
                <text:p>507</text:p>
              </table:table-cell>
              <table:table-cell office:value-type="float" office:value="3.500196">
                <text:p>3.50019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508">
                <text:p>508</text:p>
              </table:table-cell>
              <table:table-cell office:value-type="float" office:value="3.500196">
                <text:p>3.50019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509">
                <text:p>509</text:p>
              </table:table-cell>
              <table:table-cell office:value-type="float" office:value="3.500196">
                <text:p>3.50019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510">
                <text:p>510</text:p>
              </table:table-cell>
              <table:table-cell office:value-type="float" office:value="3.500196">
                <text:p>3.50019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511">
                <text:p>511</text:p>
              </table:table-cell>
              <table:table-cell office:value-type="float" office:value="3.500196">
                <text:p>3.50019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512">
                <text:p>512</text:p>
              </table:table-cell>
              <table:table-cell office:value-type="float" office:value="3.500196">
                <text:p>3.50019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513">
                <text:p>513</text:p>
              </table:table-cell>
              <table:table-cell office:value-type="float" office:value="3.500196">
                <text:p>3.50019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514">
                <text:p>514</text:p>
              </table:table-cell>
              <table:table-cell office:value-type="float" office:value="3.500196">
                <text:p>3.50019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515">
                <text:p>515</text:p>
              </table:table-cell>
              <table:table-cell office:value-type="float" office:value="3.500196">
                <text:p>3.50019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516">
                <text:p>516</text:p>
              </table:table-cell>
              <table:table-cell office:value-type="float" office:value="3.500196">
                <text:p>3.50019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517">
                <text:p>517</text:p>
              </table:table-cell>
              <table:table-cell office:value-type="float" office:value="3.500196">
                <text:p>3.50019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518">
                <text:p>518</text:p>
              </table:table-cell>
              <table:table-cell office:value-type="float" office:value="3.500196">
                <text:p>3.50019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519">
                <text:p>519</text:p>
              </table:table-cell>
              <table:table-cell office:value-type="float" office:value="3.500196">
                <text:p>3.50019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520">
                <text:p>520</text:p>
              </table:table-cell>
              <table:table-cell office:value-type="float" office:value="3.500196">
                <text:p>3.50019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521">
                <text:p>521</text:p>
              </table:table-cell>
              <table:table-cell office:value-type="float" office:value="3.500196">
                <text:p>3.50019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522">
                <text:p>522</text:p>
              </table:table-cell>
              <table:table-cell office:value-type="float" office:value="3.500196">
                <text:p>3.50019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523">
                <text:p>523</text:p>
              </table:table-cell>
              <table:table-cell office:value-type="float" office:value="3.500196">
                <text:p>3.50019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524">
                <text:p>524</text:p>
              </table:table-cell>
              <table:table-cell office:value-type="float" office:value="3.500196">
                <text:p>3.50019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525">
                <text:p>525</text:p>
              </table:table-cell>
              <table:table-cell office:value-type="float" office:value="3.500196">
                <text:p>3.50019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526">
                <text:p>526</text:p>
              </table:table-cell>
              <table:table-cell office:value-type="float" office:value="3.500196">
                <text:p>3.50019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527">
                <text:p>527</text:p>
              </table:table-cell>
              <table:table-cell office:value-type="float" office:value="3.500196">
                <text:p>3.50019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528">
                <text:p>528</text:p>
              </table:table-cell>
              <table:table-cell office:value-type="float" office:value="3.500196">
                <text:p>3.50019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529">
                <text:p>529</text:p>
              </table:table-cell>
              <table:table-cell office:value-type="float" office:value="3.500196">
                <text:p>3.50019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530">
                <text:p>530</text:p>
              </table:table-cell>
              <table:table-cell office:value-type="float" office:value="3.500196">
                <text:p>3.50019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531">
                <text:p>531</text:p>
              </table:table-cell>
              <table:table-cell office:value-type="float" office:value="3.500196">
                <text:p>3.50019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532">
                <text:p>532</text:p>
              </table:table-cell>
              <table:table-cell office:value-type="float" office:value="3.500196">
                <text:p>3.50019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533">
                <text:p>533</text:p>
              </table:table-cell>
              <table:table-cell office:value-type="float" office:value="3.500196">
                <text:p>3.50019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534">
                <text:p>534</text:p>
              </table:table-cell>
              <table:table-cell office:value-type="float" office:value="3.500196">
                <text:p>3.50019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535">
                <text:p>535</text:p>
              </table:table-cell>
              <table:table-cell office:value-type="float" office:value="3.500196">
                <text:p>3.50019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536">
                <text:p>536</text:p>
              </table:table-cell>
              <table:table-cell office:value-type="float" office:value="3.500196">
                <text:p>3.50019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537">
                <text:p>537</text:p>
              </table:table-cell>
              <table:table-cell office:value-type="float" office:value="3.500196">
                <text:p>3.50019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538">
                <text:p>538</text:p>
              </table:table-cell>
              <table:table-cell office:value-type="float" office:value="3.500196">
                <text:p>3.50019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539">
                <text:p>539</text:p>
              </table:table-cell>
              <table:table-cell office:value-type="float" office:value="3.500196">
                <text:p>3.50019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540">
                <text:p>540</text:p>
              </table:table-cell>
              <table:table-cell office:value-type="float" office:value="3.500196">
                <text:p>3.50019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541">
                <text:p>541</text:p>
              </table:table-cell>
              <table:table-cell office:value-type="float" office:value="3.500196">
                <text:p>3.50019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542">
                <text:p>542</text:p>
              </table:table-cell>
              <table:table-cell office:value-type="float" office:value="3.500196">
                <text:p>3.50019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543">
                <text:p>543</text:p>
              </table:table-cell>
              <table:table-cell office:value-type="float" office:value="3.500196">
                <text:p>3.50019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544">
                <text:p>544</text:p>
              </table:table-cell>
              <table:table-cell office:value-type="float" office:value="3.500196">
                <text:p>3.50019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545">
                <text:p>545</text:p>
              </table:table-cell>
              <table:table-cell office:value-type="float" office:value="3.500196">
                <text:p>3.50019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546">
                <text:p>546</text:p>
              </table:table-cell>
              <table:table-cell office:value-type="float" office:value="3.500196">
                <text:p>3.50019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547">
                <text:p>547</text:p>
              </table:table-cell>
              <table:table-cell office:value-type="float" office:value="3.483503">
                <text:p>3.48350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548">
                <text:p>548</text:p>
              </table:table-cell>
              <table:table-cell office:value-type="float" office:value="3.483503">
                <text:p>3.48350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549">
                <text:p>549</text:p>
              </table:table-cell>
              <table:table-cell office:value-type="float" office:value="3.483503">
                <text:p>3.48350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550">
                <text:p>550</text:p>
              </table:table-cell>
              <table:table-cell office:value-type="float" office:value="3.483503">
                <text:p>3.48350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551">
                <text:p>551</text:p>
              </table:table-cell>
              <table:table-cell office:value-type="float" office:value="3.483503">
                <text:p>3.48350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552">
                <text:p>552</text:p>
              </table:table-cell>
              <table:table-cell office:value-type="float" office:value="3.483503">
                <text:p>3.48350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553">
                <text:p>553</text:p>
              </table:table-cell>
              <table:table-cell office:value-type="float" office:value="3.483503">
                <text:p>3.48350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554">
                <text:p>554</text:p>
              </table:table-cell>
              <table:table-cell office:value-type="float" office:value="3.483503">
                <text:p>3.48350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555">
                <text:p>555</text:p>
              </table:table-cell>
              <table:table-cell office:value-type="float" office:value="3.483503">
                <text:p>3.48350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556">
                <text:p>556</text:p>
              </table:table-cell>
              <table:table-cell office:value-type="float" office:value="3.483503">
                <text:p>3.48350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557">
                <text:p>557</text:p>
              </table:table-cell>
              <table:table-cell office:value-type="float" office:value="3.483503">
                <text:p>3.48350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558">
                <text:p>558</text:p>
              </table:table-cell>
              <table:table-cell office:value-type="float" office:value="3.483503">
                <text:p>3.48350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559">
                <text:p>559</text:p>
              </table:table-cell>
              <table:table-cell office:value-type="float" office:value="3.483503">
                <text:p>3.48350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560">
                <text:p>560</text:p>
              </table:table-cell>
              <table:table-cell office:value-type="float" office:value="3.483503">
                <text:p>3.48350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561">
                <text:p>561</text:p>
              </table:table-cell>
              <table:table-cell office:value-type="float" office:value="3.483503">
                <text:p>3.48350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562">
                <text:p>562</text:p>
              </table:table-cell>
              <table:table-cell office:value-type="float" office:value="3.483503">
                <text:p>3.48350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563">
                <text:p>563</text:p>
              </table:table-cell>
              <table:table-cell office:value-type="float" office:value="3.483503">
                <text:p>3.48350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564">
                <text:p>564</text:p>
              </table:table-cell>
              <table:table-cell office:value-type="float" office:value="3.483503">
                <text:p>3.48350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565">
                <text:p>565</text:p>
              </table:table-cell>
              <table:table-cell office:value-type="float" office:value="3.483503">
                <text:p>3.48350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566">
                <text:p>566</text:p>
              </table:table-cell>
              <table:table-cell office:value-type="float" office:value="3.483503">
                <text:p>3.48350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567">
                <text:p>567</text:p>
              </table:table-cell>
              <table:table-cell office:value-type="float" office:value="3.483503">
                <text:p>3.48350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568">
                <text:p>568</text:p>
              </table:table-cell>
              <table:table-cell office:value-type="float" office:value="3.483503">
                <text:p>3.48350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569">
                <text:p>569</text:p>
              </table:table-cell>
              <table:table-cell office:value-type="float" office:value="3.483503">
                <text:p>3.48350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570">
                <text:p>570</text:p>
              </table:table-cell>
              <table:table-cell office:value-type="float" office:value="3.483503">
                <text:p>3.48350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571">
                <text:p>571</text:p>
              </table:table-cell>
              <table:table-cell office:value-type="float" office:value="3.483503">
                <text:p>3.48350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572">
                <text:p>572</text:p>
              </table:table-cell>
              <table:table-cell office:value-type="float" office:value="3.483503">
                <text:p>3.48350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573">
                <text:p>573</text:p>
              </table:table-cell>
              <table:table-cell office:value-type="float" office:value="3.483503">
                <text:p>3.48350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574">
                <text:p>574</text:p>
              </table:table-cell>
              <table:table-cell office:value-type="float" office:value="3.483503">
                <text:p>3.48350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575">
                <text:p>575</text:p>
              </table:table-cell>
              <table:table-cell office:value-type="float" office:value="3.483503">
                <text:p>3.48350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576">
                <text:p>576</text:p>
              </table:table-cell>
              <table:table-cell office:value-type="float" office:value="3.483503">
                <text:p>3.48350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577">
                <text:p>577</text:p>
              </table:table-cell>
              <table:table-cell office:value-type="float" office:value="3.483503">
                <text:p>3.48350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578">
                <text:p>578</text:p>
              </table:table-cell>
              <table:table-cell office:value-type="float" office:value="3.483503">
                <text:p>3.48350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579">
                <text:p>579</text:p>
              </table:table-cell>
              <table:table-cell office:value-type="float" office:value="3.483503">
                <text:p>3.48350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580">
                <text:p>580</text:p>
              </table:table-cell>
              <table:table-cell office:value-type="float" office:value="3.483503">
                <text:p>3.48350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581">
                <text:p>581</text:p>
              </table:table-cell>
              <table:table-cell office:value-type="float" office:value="3.483503">
                <text:p>3.48350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582">
                <text:p>582</text:p>
              </table:table-cell>
              <table:table-cell office:value-type="float" office:value="3.483503">
                <text:p>3.48350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583">
                <text:p>583</text:p>
              </table:table-cell>
              <table:table-cell office:value-type="float" office:value="3.483503">
                <text:p>3.48350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584">
                <text:p>584</text:p>
              </table:table-cell>
              <table:table-cell office:value-type="float" office:value="3.483503">
                <text:p>3.48350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585">
                <text:p>585</text:p>
              </table:table-cell>
              <table:table-cell office:value-type="float" office:value="3.483503">
                <text:p>3.48350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586">
                <text:p>586</text:p>
              </table:table-cell>
              <table:table-cell office:value-type="float" office:value="3.483503">
                <text:p>3.48350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587">
                <text:p>587</text:p>
              </table:table-cell>
              <table:table-cell office:value-type="float" office:value="3.483503">
                <text:p>3.48350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588">
                <text:p>588</text:p>
              </table:table-cell>
              <table:table-cell office:value-type="float" office:value="3.483503">
                <text:p>3.48350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589">
                <text:p>589</text:p>
              </table:table-cell>
              <table:table-cell office:value-type="float" office:value="3.483503">
                <text:p>3.48350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590">
                <text:p>590</text:p>
              </table:table-cell>
              <table:table-cell office:value-type="float" office:value="3.483503">
                <text:p>3.48350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591">
                <text:p>591</text:p>
              </table:table-cell>
              <table:table-cell office:value-type="float" office:value="3.483503">
                <text:p>3.48350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592">
                <text:p>592</text:p>
              </table:table-cell>
              <table:table-cell office:value-type="float" office:value="3.483503">
                <text:p>3.48350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593">
                <text:p>593</text:p>
              </table:table-cell>
              <table:table-cell office:value-type="float" office:value="3.576577">
                <text:p>3.57657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594">
                <text:p>594</text:p>
              </table:table-cell>
              <table:table-cell office:value-type="float" office:value="3.576577">
                <text:p>3.57657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595">
                <text:p>595</text:p>
              </table:table-cell>
              <table:table-cell office:value-type="float" office:value="3.576577">
                <text:p>3.57657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596">
                <text:p>596</text:p>
              </table:table-cell>
              <table:table-cell office:value-type="float" office:value="3.576577">
                <text:p>3.57657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597">
                <text:p>597</text:p>
              </table:table-cell>
              <table:table-cell office:value-type="float" office:value="3.576577">
                <text:p>3.57657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598">
                <text:p>598</text:p>
              </table:table-cell>
              <table:table-cell office:value-type="float" office:value="3.576577">
                <text:p>3.57657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599">
                <text:p>599</text:p>
              </table:table-cell>
              <table:table-cell office:value-type="float" office:value="3.576577">
                <text:p>3.57657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600">
                <text:p>600</text:p>
              </table:table-cell>
              <table:table-cell office:value-type="float" office:value="3.576577">
                <text:p>3.57657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601">
                <text:p>601</text:p>
              </table:table-cell>
              <table:table-cell office:value-type="float" office:value="3.560167">
                <text:p>3.56016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602">
                <text:p>602</text:p>
              </table:table-cell>
              <table:table-cell office:value-type="float" office:value="3.560167">
                <text:p>3.56016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603">
                <text:p>603</text:p>
              </table:table-cell>
              <table:table-cell office:value-type="float" office:value="3.560167">
                <text:p>3.56016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604">
                <text:p>604</text:p>
              </table:table-cell>
              <table:table-cell office:value-type="float" office:value="3.560167">
                <text:p>3.56016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605">
                <text:p>605</text:p>
              </table:table-cell>
              <table:table-cell office:value-type="float" office:value="3.560167">
                <text:p>3.56016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606">
                <text:p>606</text:p>
              </table:table-cell>
              <table:table-cell office:value-type="float" office:value="3.560167">
                <text:p>3.56016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607">
                <text:p>607</text:p>
              </table:table-cell>
              <table:table-cell office:value-type="float" office:value="3.560167">
                <text:p>3.56016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608">
                <text:p>608</text:p>
              </table:table-cell>
              <table:table-cell office:value-type="float" office:value="3.560167">
                <text:p>3.56016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609">
                <text:p>609</text:p>
              </table:table-cell>
              <table:table-cell office:value-type="float" office:value="3.560167">
                <text:p>3.56016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610">
                <text:p>610</text:p>
              </table:table-cell>
              <table:table-cell office:value-type="float" office:value="3.560167">
                <text:p>3.56016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611">
                <text:p>611</text:p>
              </table:table-cell>
              <table:table-cell office:value-type="float" office:value="3.560167">
                <text:p>3.56016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612">
                <text:p>612</text:p>
              </table:table-cell>
              <table:table-cell office:value-type="float" office:value="3.560167">
                <text:p>3.56016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613">
                <text:p>613</text:p>
              </table:table-cell>
              <table:table-cell office:value-type="float" office:value="3.560167">
                <text:p>3.56016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614">
                <text:p>614</text:p>
              </table:table-cell>
              <table:table-cell office:value-type="float" office:value="3.560167">
                <text:p>3.56016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615">
                <text:p>615</text:p>
              </table:table-cell>
              <table:table-cell office:value-type="float" office:value="3.560167">
                <text:p>3.56016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616">
                <text:p>616</text:p>
              </table:table-cell>
              <table:table-cell office:value-type="float" office:value="3.560167">
                <text:p>3.56016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617">
                <text:p>617</text:p>
              </table:table-cell>
              <table:table-cell office:value-type="float" office:value="3.560167">
                <text:p>3.56016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618">
                <text:p>618</text:p>
              </table:table-cell>
              <table:table-cell office:value-type="float" office:value="3.560167">
                <text:p>3.56016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619">
                <text:p>619</text:p>
              </table:table-cell>
              <table:table-cell office:value-type="float" office:value="3.560167">
                <text:p>3.56016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620">
                <text:p>620</text:p>
              </table:table-cell>
              <table:table-cell office:value-type="float" office:value="3.560167">
                <text:p>3.56016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621">
                <text:p>621</text:p>
              </table:table-cell>
              <table:table-cell office:value-type="float" office:value="3.560167">
                <text:p>3.56016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622">
                <text:p>622</text:p>
              </table:table-cell>
              <table:table-cell office:value-type="float" office:value="3.560167">
                <text:p>3.56016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623">
                <text:p>623</text:p>
              </table:table-cell>
              <table:table-cell office:value-type="float" office:value="3.560167">
                <text:p>3.56016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624">
                <text:p>624</text:p>
              </table:table-cell>
              <table:table-cell office:value-type="float" office:value="3.560167">
                <text:p>3.56016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625">
                <text:p>625</text:p>
              </table:table-cell>
              <table:table-cell office:value-type="float" office:value="3.560167">
                <text:p>3.56016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626">
                <text:p>626</text:p>
              </table:table-cell>
              <table:table-cell office:value-type="float" office:value="3.560167">
                <text:p>3.56016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627">
                <text:p>627</text:p>
              </table:table-cell>
              <table:table-cell office:value-type="float" office:value="3.560167">
                <text:p>3.56016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628">
                <text:p>628</text:p>
              </table:table-cell>
              <table:table-cell office:value-type="float" office:value="3.560167">
                <text:p>3.56016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629">
                <text:p>629</text:p>
              </table:table-cell>
              <table:table-cell office:value-type="float" office:value="3.560167">
                <text:p>3.56016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630">
                <text:p>630</text:p>
              </table:table-cell>
              <table:table-cell office:value-type="float" office:value="3.560167">
                <text:p>3.56016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631">
                <text:p>631</text:p>
              </table:table-cell>
              <table:table-cell office:value-type="float" office:value="3.560167">
                <text:p>3.56016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632">
                <text:p>632</text:p>
              </table:table-cell>
              <table:table-cell office:value-type="float" office:value="3.560167">
                <text:p>3.56016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633">
                <text:p>633</text:p>
              </table:table-cell>
              <table:table-cell office:value-type="float" office:value="3.556212">
                <text:p>3.55621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634">
                <text:p>634</text:p>
              </table:table-cell>
              <table:table-cell office:value-type="float" office:value="3.556212">
                <text:p>3.55621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635">
                <text:p>635</text:p>
              </table:table-cell>
              <table:table-cell office:value-type="float" office:value="3.556212">
                <text:p>3.55621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636">
                <text:p>636</text:p>
              </table:table-cell>
              <table:table-cell office:value-type="float" office:value="3.556212">
                <text:p>3.55621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637">
                <text:p>637</text:p>
              </table:table-cell>
              <table:table-cell office:value-type="float" office:value="3.556212">
                <text:p>3.55621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638">
                <text:p>638</text:p>
              </table:table-cell>
              <table:table-cell office:value-type="float" office:value="3.556212">
                <text:p>3.55621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639">
                <text:p>639</text:p>
              </table:table-cell>
              <table:table-cell office:value-type="float" office:value="3.506699">
                <text:p>3.5066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640">
                <text:p>640</text:p>
              </table:table-cell>
              <table:table-cell office:value-type="float" office:value="3.506699">
                <text:p>3.5066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641">
                <text:p>641</text:p>
              </table:table-cell>
              <table:table-cell office:value-type="float" office:value="3.506699">
                <text:p>3.5066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642">
                <text:p>642</text:p>
              </table:table-cell>
              <table:table-cell office:value-type="float" office:value="3.506699">
                <text:p>3.5066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643">
                <text:p>643</text:p>
              </table:table-cell>
              <table:table-cell office:value-type="float" office:value="3.547437">
                <text:p>3.54743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644">
                <text:p>644</text:p>
              </table:table-cell>
              <table:table-cell office:value-type="float" office:value="3.547437">
                <text:p>3.54743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645">
                <text:p>645</text:p>
              </table:table-cell>
              <table:table-cell office:value-type="float" office:value="3.547437">
                <text:p>3.54743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646">
                <text:p>646</text:p>
              </table:table-cell>
              <table:table-cell office:value-type="float" office:value="3.547437">
                <text:p>3.54743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647">
                <text:p>647</text:p>
              </table:table-cell>
              <table:table-cell office:value-type="float" office:value="3.497649">
                <text:p>3.49764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648">
                <text:p>648</text:p>
              </table:table-cell>
              <table:table-cell office:value-type="float" office:value="3.497649">
                <text:p>3.49764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649">
                <text:p>649</text:p>
              </table:table-cell>
              <table:table-cell office:value-type="float" office:value="3.497649">
                <text:p>3.49764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650">
                <text:p>650</text:p>
              </table:table-cell>
              <table:table-cell office:value-type="float" office:value="3.497649">
                <text:p>3.49764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651">
                <text:p>651</text:p>
              </table:table-cell>
              <table:table-cell office:value-type="float" office:value="3.497649">
                <text:p>3.49764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652">
                <text:p>652</text:p>
              </table:table-cell>
              <table:table-cell office:value-type="float" office:value="3.497649">
                <text:p>3.49764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653">
                <text:p>653</text:p>
              </table:table-cell>
              <table:table-cell office:value-type="float" office:value="3.497649">
                <text:p>3.49764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654">
                <text:p>654</text:p>
              </table:table-cell>
              <table:table-cell office:value-type="float" office:value="3.497649">
                <text:p>3.49764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655">
                <text:p>655</text:p>
              </table:table-cell>
              <table:table-cell office:value-type="float" office:value="3.497649">
                <text:p>3.49764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656">
                <text:p>656</text:p>
              </table:table-cell>
              <table:table-cell office:value-type="float" office:value="3.497649">
                <text:p>3.49764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657">
                <text:p>657</text:p>
              </table:table-cell>
              <table:table-cell office:value-type="float" office:value="3.497649">
                <text:p>3.49764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658">
                <text:p>658</text:p>
              </table:table-cell>
              <table:table-cell office:value-type="float" office:value="3.497649">
                <text:p>3.49764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659">
                <text:p>659</text:p>
              </table:table-cell>
              <table:table-cell office:value-type="float" office:value="3.497649">
                <text:p>3.49764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660">
                <text:p>660</text:p>
              </table:table-cell>
              <table:table-cell office:value-type="float" office:value="3.497649">
                <text:p>3.49764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661">
                <text:p>661</text:p>
              </table:table-cell>
              <table:table-cell office:value-type="float" office:value="3.497649">
                <text:p>3.49764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662">
                <text:p>662</text:p>
              </table:table-cell>
              <table:table-cell office:value-type="float" office:value="3.497649">
                <text:p>3.49764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663">
                <text:p>663</text:p>
              </table:table-cell>
              <table:table-cell office:value-type="float" office:value="3.497649">
                <text:p>3.49764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664">
                <text:p>664</text:p>
              </table:table-cell>
              <table:table-cell office:value-type="float" office:value="3.497649">
                <text:p>3.49764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665">
                <text:p>665</text:p>
              </table:table-cell>
              <table:table-cell office:value-type="float" office:value="3.497649">
                <text:p>3.49764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666">
                <text:p>666</text:p>
              </table:table-cell>
              <table:table-cell office:value-type="float" office:value="3.497649">
                <text:p>3.49764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667">
                <text:p>667</text:p>
              </table:table-cell>
              <table:table-cell office:value-type="float" office:value="3.497649">
                <text:p>3.49764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668">
                <text:p>668</text:p>
              </table:table-cell>
              <table:table-cell office:value-type="float" office:value="3.497649">
                <text:p>3.49764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669">
                <text:p>669</text:p>
              </table:table-cell>
              <table:table-cell office:value-type="float" office:value="3.497649">
                <text:p>3.49764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670">
                <text:p>670</text:p>
              </table:table-cell>
              <table:table-cell office:value-type="float" office:value="3.497649">
                <text:p>3.49764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671">
                <text:p>671</text:p>
              </table:table-cell>
              <table:table-cell office:value-type="float" office:value="3.497649">
                <text:p>3.49764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672">
                <text:p>672</text:p>
              </table:table-cell>
              <table:table-cell office:value-type="float" office:value="3.497649">
                <text:p>3.49764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673">
                <text:p>673</text:p>
              </table:table-cell>
              <table:table-cell office:value-type="float" office:value="3.497649">
                <text:p>3.49764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674">
                <text:p>674</text:p>
              </table:table-cell>
              <table:table-cell office:value-type="float" office:value="3.497649">
                <text:p>3.49764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675">
                <text:p>675</text:p>
              </table:table-cell>
              <table:table-cell office:value-type="float" office:value="3.497649">
                <text:p>3.49764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676">
                <text:p>676</text:p>
              </table:table-cell>
              <table:table-cell office:value-type="float" office:value="3.497649">
                <text:p>3.49764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677">
                <text:p>677</text:p>
              </table:table-cell>
              <table:table-cell office:value-type="float" office:value="3.497649">
                <text:p>3.49764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678">
                <text:p>678</text:p>
              </table:table-cell>
              <table:table-cell office:value-type="float" office:value="3.497649">
                <text:p>3.49764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679">
                <text:p>679</text:p>
              </table:table-cell>
              <table:table-cell office:value-type="float" office:value="3.497649">
                <text:p>3.49764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680">
                <text:p>680</text:p>
              </table:table-cell>
              <table:table-cell office:value-type="float" office:value="3.497649">
                <text:p>3.49764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681">
                <text:p>681</text:p>
              </table:table-cell>
              <table:table-cell office:value-type="float" office:value="3.497649">
                <text:p>3.49764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682">
                <text:p>682</text:p>
              </table:table-cell>
              <table:table-cell office:value-type="float" office:value="3.495103">
                <text:p>3.49510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683">
                <text:p>683</text:p>
              </table:table-cell>
              <table:table-cell office:value-type="float" office:value="3.495103">
                <text:p>3.49510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684">
                <text:p>684</text:p>
              </table:table-cell>
              <table:table-cell office:value-type="float" office:value="3.495103">
                <text:p>3.49510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685">
                <text:p>685</text:p>
              </table:table-cell>
              <table:table-cell office:value-type="float" office:value="3.495103">
                <text:p>3.49510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686">
                <text:p>686</text:p>
              </table:table-cell>
              <table:table-cell office:value-type="float" office:value="3.495103">
                <text:p>3.49510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687">
                <text:p>687</text:p>
              </table:table-cell>
              <table:table-cell office:value-type="float" office:value="3.495103">
                <text:p>3.49510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688">
                <text:p>688</text:p>
              </table:table-cell>
              <table:table-cell office:value-type="float" office:value="3.495103">
                <text:p>3.49510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689">
                <text:p>689</text:p>
              </table:table-cell>
              <table:table-cell office:value-type="float" office:value="3.495103">
                <text:p>3.49510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690">
                <text:p>690</text:p>
              </table:table-cell>
              <table:table-cell office:value-type="float" office:value="3.495103">
                <text:p>3.49510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691">
                <text:p>691</text:p>
              </table:table-cell>
              <table:table-cell office:value-type="float" office:value="3.495103">
                <text:p>3.49510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692">
                <text:p>692</text:p>
              </table:table-cell>
              <table:table-cell office:value-type="float" office:value="3.495103">
                <text:p>3.49510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693">
                <text:p>693</text:p>
              </table:table-cell>
              <table:table-cell office:value-type="float" office:value="3.495103">
                <text:p>3.49510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694">
                <text:p>694</text:p>
              </table:table-cell>
              <table:table-cell office:value-type="float" office:value="3.495103">
                <text:p>3.49510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695">
                <text:p>695</text:p>
              </table:table-cell>
              <table:table-cell office:value-type="float" office:value="3.495103">
                <text:p>3.49510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696">
                <text:p>696</text:p>
              </table:table-cell>
              <table:table-cell office:value-type="float" office:value="3.495103">
                <text:p>3.49510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697">
                <text:p>697</text:p>
              </table:table-cell>
              <table:table-cell office:value-type="float" office:value="3.495103">
                <text:p>3.49510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698">
                <text:p>698</text:p>
              </table:table-cell>
              <table:table-cell office:value-type="float" office:value="3.495103">
                <text:p>3.49510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699">
                <text:p>699</text:p>
              </table:table-cell>
              <table:table-cell office:value-type="float" office:value="3.495103">
                <text:p>3.49510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700">
                <text:p>700</text:p>
              </table:table-cell>
              <table:table-cell office:value-type="float" office:value="3.495103">
                <text:p>3.49510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701">
                <text:p>701</text:p>
              </table:table-cell>
              <table:table-cell office:value-type="float" office:value="3.495103">
                <text:p>3.49510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702">
                <text:p>702</text:p>
              </table:table-cell>
              <table:table-cell office:value-type="float" office:value="3.495103">
                <text:p>3.49510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703">
                <text:p>703</text:p>
              </table:table-cell>
              <table:table-cell office:value-type="float" office:value="3.495103">
                <text:p>3.49510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704">
                <text:p>704</text:p>
              </table:table-cell>
              <table:table-cell office:value-type="float" office:value="3.495103">
                <text:p>3.49510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705">
                <text:p>705</text:p>
              </table:table-cell>
              <table:table-cell office:value-type="float" office:value="3.495103">
                <text:p>3.49510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706">
                <text:p>706</text:p>
              </table:table-cell>
              <table:table-cell office:value-type="float" office:value="3.495103">
                <text:p>3.49510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707">
                <text:p>707</text:p>
              </table:table-cell>
              <table:table-cell office:value-type="float" office:value="3.495103">
                <text:p>3.49510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708">
                <text:p>708</text:p>
              </table:table-cell>
              <table:table-cell office:value-type="float" office:value="3.495103">
                <text:p>3.49510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709">
                <text:p>709</text:p>
              </table:table-cell>
              <table:table-cell office:value-type="float" office:value="3.495103">
                <text:p>3.49510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710">
                <text:p>710</text:p>
              </table:table-cell>
              <table:table-cell office:value-type="float" office:value="3.495103">
                <text:p>3.49510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711">
                <text:p>711</text:p>
              </table:table-cell>
              <table:table-cell office:value-type="float" office:value="3.495103">
                <text:p>3.49510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712">
                <text:p>712</text:p>
              </table:table-cell>
              <table:table-cell office:value-type="float" office:value="3.495103">
                <text:p>3.49510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713">
                <text:p>713</text:p>
              </table:table-cell>
              <table:table-cell office:value-type="float" office:value="3.495103">
                <text:p>3.49510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714">
                <text:p>714</text:p>
              </table:table-cell>
              <table:table-cell office:value-type="float" office:value="3.495103">
                <text:p>3.49510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715">
                <text:p>715</text:p>
              </table:table-cell>
              <table:table-cell office:value-type="float" office:value="3.495103">
                <text:p>3.49510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716">
                <text:p>716</text:p>
              </table:table-cell>
              <table:table-cell office:value-type="float" office:value="3.495103">
                <text:p>3.49510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717">
                <text:p>717</text:p>
              </table:table-cell>
              <table:table-cell office:value-type="float" office:value="3.495103">
                <text:p>3.49510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718">
                <text:p>718</text:p>
              </table:table-cell>
              <table:table-cell office:value-type="float" office:value="3.495103">
                <text:p>3.49510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719">
                <text:p>719</text:p>
              </table:table-cell>
              <table:table-cell office:value-type="float" office:value="3.495103">
                <text:p>3.49510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720">
                <text:p>720</text:p>
              </table:table-cell>
              <table:table-cell office:value-type="float" office:value="3.495103">
                <text:p>3.49510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721">
                <text:p>721</text:p>
              </table:table-cell>
              <table:table-cell office:value-type="float" office:value="3.495103">
                <text:p>3.49510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722">
                <text:p>722</text:p>
              </table:table-cell>
              <table:table-cell office:value-type="float" office:value="3.495103">
                <text:p>3.49510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723">
                <text:p>723</text:p>
              </table:table-cell>
              <table:table-cell office:value-type="float" office:value="3.495103">
                <text:p>3.49510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724">
                <text:p>724</text:p>
              </table:table-cell>
              <table:table-cell office:value-type="float" office:value="3.495103">
                <text:p>3.49510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725">
                <text:p>725</text:p>
              </table:table-cell>
              <table:table-cell office:value-type="float" office:value="3.495103">
                <text:p>3.49510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726">
                <text:p>726</text:p>
              </table:table-cell>
              <table:table-cell office:value-type="float" office:value="3.495103">
                <text:p>3.49510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727">
                <text:p>727</text:p>
              </table:table-cell>
              <table:table-cell office:value-type="float" office:value="3.495103">
                <text:p>3.49510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728">
                <text:p>728</text:p>
              </table:table-cell>
              <table:table-cell office:value-type="float" office:value="3.495103">
                <text:p>3.49510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729">
                <text:p>729</text:p>
              </table:table-cell>
              <table:table-cell office:value-type="float" office:value="3.495103">
                <text:p>3.49510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730">
                <text:p>730</text:p>
              </table:table-cell>
              <table:table-cell office:value-type="float" office:value="3.495103">
                <text:p>3.49510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731">
                <text:p>731</text:p>
              </table:table-cell>
              <table:table-cell office:value-type="float" office:value="3.495103">
                <text:p>3.49510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732">
                <text:p>732</text:p>
              </table:table-cell>
              <table:table-cell office:value-type="float" office:value="3.495103">
                <text:p>3.49510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733">
                <text:p>733</text:p>
              </table:table-cell>
              <table:table-cell office:value-type="float" office:value="3.495103">
                <text:p>3.49510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734">
                <text:p>734</text:p>
              </table:table-cell>
              <table:table-cell office:value-type="float" office:value="3.495103">
                <text:p>3.49510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735">
                <text:p>735</text:p>
              </table:table-cell>
              <table:table-cell office:value-type="float" office:value="3.495103">
                <text:p>3.49510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736">
                <text:p>736</text:p>
              </table:table-cell>
              <table:table-cell office:value-type="float" office:value="3.495103">
                <text:p>3.49510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737">
                <text:p>737</text:p>
              </table:table-cell>
              <table:table-cell office:value-type="float" office:value="3.495103">
                <text:p>3.49510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738">
                <text:p>738</text:p>
              </table:table-cell>
              <table:table-cell office:value-type="float" office:value="3.495103">
                <text:p>3.49510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739">
                <text:p>739</text:p>
              </table:table-cell>
              <table:table-cell office:value-type="float" office:value="3.495103">
                <text:p>3.49510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740">
                <text:p>740</text:p>
              </table:table-cell>
              <table:table-cell office:value-type="float" office:value="3.495103">
                <text:p>3.49510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741">
                <text:p>741</text:p>
              </table:table-cell>
              <table:table-cell office:value-type="float" office:value="3.495103">
                <text:p>3.49510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742">
                <text:p>742</text:p>
              </table:table-cell>
              <table:table-cell office:value-type="float" office:value="3.495103">
                <text:p>3.49510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743">
                <text:p>743</text:p>
              </table:table-cell>
              <table:table-cell office:value-type="float" office:value="3.495103">
                <text:p>3.49510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744">
                <text:p>744</text:p>
              </table:table-cell>
              <table:table-cell office:value-type="float" office:value="3.495103">
                <text:p>3.49510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745">
                <text:p>745</text:p>
              </table:table-cell>
              <table:table-cell office:value-type="float" office:value="3.495103">
                <text:p>3.49510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746">
                <text:p>746</text:p>
              </table:table-cell>
              <table:table-cell office:value-type="float" office:value="3.495103">
                <text:p>3.49510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747">
                <text:p>747</text:p>
              </table:table-cell>
              <table:table-cell office:value-type="float" office:value="3.495103">
                <text:p>3.49510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748">
                <text:p>748</text:p>
              </table:table-cell>
              <table:table-cell office:value-type="float" office:value="3.495103">
                <text:p>3.49510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749">
                <text:p>749</text:p>
              </table:table-cell>
              <table:table-cell office:value-type="float" office:value="3.495103">
                <text:p>3.49510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750">
                <text:p>750</text:p>
              </table:table-cell>
              <table:table-cell office:value-type="float" office:value="3.495103">
                <text:p>3.49510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751">
                <text:p>751</text:p>
              </table:table-cell>
              <table:table-cell office:value-type="float" office:value="3.495103">
                <text:p>3.49510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752">
                <text:p>752</text:p>
              </table:table-cell>
              <table:table-cell office:value-type="float" office:value="3.495103">
                <text:p>3.49510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753">
                <text:p>753</text:p>
              </table:table-cell>
              <table:table-cell office:value-type="float" office:value="3.495103">
                <text:p>3.49510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754">
                <text:p>754</text:p>
              </table:table-cell>
              <table:table-cell office:value-type="float" office:value="3.495103">
                <text:p>3.49510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755">
                <text:p>755</text:p>
              </table:table-cell>
              <table:table-cell office:value-type="float" office:value="3.495103">
                <text:p>3.49510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756">
                <text:p>756</text:p>
              </table:table-cell>
              <table:table-cell office:value-type="float" office:value="3.495103">
                <text:p>3.49510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757">
                <text:p>757</text:p>
              </table:table-cell>
              <table:table-cell office:value-type="float" office:value="3.495103">
                <text:p>3.49510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758">
                <text:p>758</text:p>
              </table:table-cell>
              <table:table-cell office:value-type="float" office:value="3.495103">
                <text:p>3.49510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759">
                <text:p>759</text:p>
              </table:table-cell>
              <table:table-cell office:value-type="float" office:value="3.495103">
                <text:p>3.49510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760">
                <text:p>760</text:p>
              </table:table-cell>
              <table:table-cell office:value-type="float" office:value="3.495103">
                <text:p>3.49510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761">
                <text:p>761</text:p>
              </table:table-cell>
              <table:table-cell office:value-type="float" office:value="3.495103">
                <text:p>3.49510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762">
                <text:p>762</text:p>
              </table:table-cell>
              <table:table-cell office:value-type="float" office:value="3.495103">
                <text:p>3.49510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763">
                <text:p>763</text:p>
              </table:table-cell>
              <table:table-cell office:value-type="float" office:value="3.495103">
                <text:p>3.49510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764">
                <text:p>764</text:p>
              </table:table-cell>
              <table:table-cell office:value-type="float" office:value="3.495103">
                <text:p>3.49510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765">
                <text:p>765</text:p>
              </table:table-cell>
              <table:table-cell office:value-type="float" office:value="3.495103">
                <text:p>3.49510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766">
                <text:p>766</text:p>
              </table:table-cell>
              <table:table-cell office:value-type="float" office:value="3.495103">
                <text:p>3.49510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767">
                <text:p>767</text:p>
              </table:table-cell>
              <table:table-cell office:value-type="float" office:value="3.495103">
                <text:p>3.49510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768">
                <text:p>768</text:p>
              </table:table-cell>
              <table:table-cell office:value-type="float" office:value="3.495103">
                <text:p>3.49510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769">
                <text:p>769</text:p>
              </table:table-cell>
              <table:table-cell office:value-type="float" office:value="3.495103">
                <text:p>3.49510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770">
                <text:p>770</text:p>
              </table:table-cell>
              <table:table-cell office:value-type="float" office:value="3.495103">
                <text:p>3.49510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771">
                <text:p>771</text:p>
              </table:table-cell>
              <table:table-cell office:value-type="float" office:value="3.495103">
                <text:p>3.49510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772">
                <text:p>772</text:p>
              </table:table-cell>
              <table:table-cell office:value-type="float" office:value="3.495103">
                <text:p>3.49510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773">
                <text:p>773</text:p>
              </table:table-cell>
              <table:table-cell office:value-type="float" office:value="3.495103">
                <text:p>3.49510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774">
                <text:p>774</text:p>
              </table:table-cell>
              <table:table-cell office:value-type="float" office:value="3.495103">
                <text:p>3.49510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775">
                <text:p>775</text:p>
              </table:table-cell>
              <table:table-cell office:value-type="float" office:value="3.495103">
                <text:p>3.49510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776">
                <text:p>776</text:p>
              </table:table-cell>
              <table:table-cell office:value-type="float" office:value="3.495103">
                <text:p>3.49510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777">
                <text:p>777</text:p>
              </table:table-cell>
              <table:table-cell office:value-type="float" office:value="3.495103">
                <text:p>3.49510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778">
                <text:p>778</text:p>
              </table:table-cell>
              <table:table-cell office:value-type="float" office:value="3.495103">
                <text:p>3.49510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779">
                <text:p>779</text:p>
              </table:table-cell>
              <table:table-cell office:value-type="float" office:value="3.495103">
                <text:p>3.49510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780">
                <text:p>780</text:p>
              </table:table-cell>
              <table:table-cell office:value-type="float" office:value="3.495103">
                <text:p>3.49510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781">
                <text:p>781</text:p>
              </table:table-cell>
              <table:table-cell office:value-type="float" office:value="3.495103">
                <text:p>3.49510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782">
                <text:p>782</text:p>
              </table:table-cell>
              <table:table-cell office:value-type="float" office:value="3.495103">
                <text:p>3.49510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783">
                <text:p>783</text:p>
              </table:table-cell>
              <table:table-cell office:value-type="float" office:value="3.495103">
                <text:p>3.49510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784">
                <text:p>784</text:p>
              </table:table-cell>
              <table:table-cell office:value-type="float" office:value="3.495103">
                <text:p>3.49510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785">
                <text:p>785</text:p>
              </table:table-cell>
              <table:table-cell office:value-type="float" office:value="3.495103">
                <text:p>3.49510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786">
                <text:p>786</text:p>
              </table:table-cell>
              <table:table-cell office:value-type="float" office:value="3.495103">
                <text:p>3.49510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787">
                <text:p>787</text:p>
              </table:table-cell>
              <table:table-cell office:value-type="float" office:value="3.492556">
                <text:p>3.49255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788">
                <text:p>788</text:p>
              </table:table-cell>
              <table:table-cell office:value-type="float" office:value="3.492556">
                <text:p>3.49255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789">
                <text:p>789</text:p>
              </table:table-cell>
              <table:table-cell office:value-type="float" office:value="3.492556">
                <text:p>3.49255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790">
                <text:p>790</text:p>
              </table:table-cell>
              <table:table-cell office:value-type="float" office:value="3.492556">
                <text:p>3.49255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791">
                <text:p>791</text:p>
              </table:table-cell>
              <table:table-cell office:value-type="float" office:value="3.492556">
                <text:p>3.49255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792">
                <text:p>792</text:p>
              </table:table-cell>
              <table:table-cell office:value-type="float" office:value="3.492556">
                <text:p>3.49255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793">
                <text:p>793</text:p>
              </table:table-cell>
              <table:table-cell office:value-type="float" office:value="3.492556">
                <text:p>3.49255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794">
                <text:p>794</text:p>
              </table:table-cell>
              <table:table-cell office:value-type="float" office:value="3.492556">
                <text:p>3.49255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795">
                <text:p>795</text:p>
              </table:table-cell>
              <table:table-cell office:value-type="float" office:value="3.492556">
                <text:p>3.49255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796">
                <text:p>796</text:p>
              </table:table-cell>
              <table:table-cell office:value-type="float" office:value="3.492556">
                <text:p>3.49255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797">
                <text:p>797</text:p>
              </table:table-cell>
              <table:table-cell office:value-type="float" office:value="3.492556">
                <text:p>3.49255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798">
                <text:p>798</text:p>
              </table:table-cell>
              <table:table-cell office:value-type="float" office:value="3.492556">
                <text:p>3.49255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799">
                <text:p>799</text:p>
              </table:table-cell>
              <table:table-cell office:value-type="float" office:value="3.492556">
                <text:p>3.49255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800">
                <text:p>800</text:p>
              </table:table-cell>
              <table:table-cell office:value-type="float" office:value="3.492556">
                <text:p>3.49255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801">
                <text:p>801</text:p>
              </table:table-cell>
              <table:table-cell office:value-type="float" office:value="3.492556">
                <text:p>3.49255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802">
                <text:p>802</text:p>
              </table:table-cell>
              <table:table-cell office:value-type="float" office:value="3.492556">
                <text:p>3.49255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803">
                <text:p>803</text:p>
              </table:table-cell>
              <table:table-cell office:value-type="float" office:value="3.492556">
                <text:p>3.49255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804">
                <text:p>804</text:p>
              </table:table-cell>
              <table:table-cell office:value-type="float" office:value="3.492556">
                <text:p>3.49255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805">
                <text:p>805</text:p>
              </table:table-cell>
              <table:table-cell office:value-type="float" office:value="3.492556">
                <text:p>3.49255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806">
                <text:p>806</text:p>
              </table:table-cell>
              <table:table-cell office:value-type="float" office:value="3.492556">
                <text:p>3.49255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807">
                <text:p>807</text:p>
              </table:table-cell>
              <table:table-cell office:value-type="float" office:value="3.492556">
                <text:p>3.49255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808">
                <text:p>808</text:p>
              </table:table-cell>
              <table:table-cell office:value-type="float" office:value="3.492556">
                <text:p>3.49255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809">
                <text:p>809</text:p>
              </table:table-cell>
              <table:table-cell office:value-type="float" office:value="3.492556">
                <text:p>3.49255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810">
                <text:p>810</text:p>
              </table:table-cell>
              <table:table-cell office:value-type="float" office:value="3.492556">
                <text:p>3.49255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811">
                <text:p>811</text:p>
              </table:table-cell>
              <table:table-cell office:value-type="float" office:value="3.492556">
                <text:p>3.49255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812">
                <text:p>812</text:p>
              </table:table-cell>
              <table:table-cell office:value-type="float" office:value="3.492556">
                <text:p>3.49255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813">
                <text:p>813</text:p>
              </table:table-cell>
              <table:table-cell office:value-type="float" office:value="3.492556">
                <text:p>3.49255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814">
                <text:p>814</text:p>
              </table:table-cell>
              <table:table-cell office:value-type="float" office:value="3.492556">
                <text:p>3.49255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815">
                <text:p>815</text:p>
              </table:table-cell>
              <table:table-cell office:value-type="float" office:value="3.492556">
                <text:p>3.49255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816">
                <text:p>816</text:p>
              </table:table-cell>
              <table:table-cell office:value-type="float" office:value="3.492556">
                <text:p>3.49255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817">
                <text:p>817</text:p>
              </table:table-cell>
              <table:table-cell office:value-type="float" office:value="3.492556">
                <text:p>3.49255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818">
                <text:p>818</text:p>
              </table:table-cell>
              <table:table-cell office:value-type="float" office:value="3.492556">
                <text:p>3.49255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819">
                <text:p>819</text:p>
              </table:table-cell>
              <table:table-cell office:value-type="float" office:value="3.492556">
                <text:p>3.49255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820">
                <text:p>820</text:p>
              </table:table-cell>
              <table:table-cell office:value-type="float" office:value="3.492556">
                <text:p>3.49255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821">
                <text:p>821</text:p>
              </table:table-cell>
              <table:table-cell office:value-type="float" office:value="3.492556">
                <text:p>3.49255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822">
                <text:p>822</text:p>
              </table:table-cell>
              <table:table-cell office:value-type="float" office:value="3.492556">
                <text:p>3.49255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823">
                <text:p>823</text:p>
              </table:table-cell>
              <table:table-cell office:value-type="float" office:value="3.492556">
                <text:p>3.49255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824">
                <text:p>824</text:p>
              </table:table-cell>
              <table:table-cell office:value-type="float" office:value="3.492556">
                <text:p>3.49255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825">
                <text:p>825</text:p>
              </table:table-cell>
              <table:table-cell office:value-type="float" office:value="3.492556">
                <text:p>3.49255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826">
                <text:p>826</text:p>
              </table:table-cell>
              <table:table-cell office:value-type="float" office:value="3.492556">
                <text:p>3.49255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827">
                <text:p>827</text:p>
              </table:table-cell>
              <table:table-cell office:value-type="float" office:value="3.492556">
                <text:p>3.49255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828">
                <text:p>828</text:p>
              </table:table-cell>
              <table:table-cell office:value-type="float" office:value="3.492556">
                <text:p>3.49255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829">
                <text:p>829</text:p>
              </table:table-cell>
              <table:table-cell office:value-type="float" office:value="3.492556">
                <text:p>3.49255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830">
                <text:p>830</text:p>
              </table:table-cell>
              <table:table-cell office:value-type="float" office:value="3.492556">
                <text:p>3.49255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831">
                <text:p>831</text:p>
              </table:table-cell>
              <table:table-cell office:value-type="float" office:value="3.492556">
                <text:p>3.49255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832">
                <text:p>832</text:p>
              </table:table-cell>
              <table:table-cell office:value-type="float" office:value="3.492556">
                <text:p>3.49255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833">
                <text:p>833</text:p>
              </table:table-cell>
              <table:table-cell office:value-type="float" office:value="3.492556">
                <text:p>3.49255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834">
                <text:p>834</text:p>
              </table:table-cell>
              <table:table-cell office:value-type="float" office:value="3.492556">
                <text:p>3.49255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835">
                <text:p>835</text:p>
              </table:table-cell>
              <table:table-cell office:value-type="float" office:value="3.492556">
                <text:p>3.49255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836">
                <text:p>836</text:p>
              </table:table-cell>
              <table:table-cell office:value-type="float" office:value="3.492556">
                <text:p>3.49255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837">
                <text:p>837</text:p>
              </table:table-cell>
              <table:table-cell office:value-type="float" office:value="3.492556">
                <text:p>3.49255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838">
                <text:p>838</text:p>
              </table:table-cell>
              <table:table-cell office:value-type="float" office:value="3.492556">
                <text:p>3.49255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839">
                <text:p>839</text:p>
              </table:table-cell>
              <table:table-cell office:value-type="float" office:value="3.492556">
                <text:p>3.49255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840">
                <text:p>840</text:p>
              </table:table-cell>
              <table:table-cell office:value-type="float" office:value="3.492556">
                <text:p>3.49255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841">
                <text:p>841</text:p>
              </table:table-cell>
              <table:table-cell office:value-type="float" office:value="3.492556">
                <text:p>3.49255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842">
                <text:p>842</text:p>
              </table:table-cell>
              <table:table-cell office:value-type="float" office:value="3.492556">
                <text:p>3.49255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843">
                <text:p>843</text:p>
              </table:table-cell>
              <table:table-cell office:value-type="float" office:value="3.492556">
                <text:p>3.49255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844">
                <text:p>844</text:p>
              </table:table-cell>
              <table:table-cell office:value-type="float" office:value="3.492556">
                <text:p>3.49255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845">
                <text:p>845</text:p>
              </table:table-cell>
              <table:table-cell office:value-type="float" office:value="3.492556">
                <text:p>3.49255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846">
                <text:p>846</text:p>
              </table:table-cell>
              <table:table-cell office:value-type="float" office:value="3.492556">
                <text:p>3.49255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847">
                <text:p>847</text:p>
              </table:table-cell>
              <table:table-cell office:value-type="float" office:value="3.492556">
                <text:p>3.49255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848">
                <text:p>848</text:p>
              </table:table-cell>
              <table:table-cell office:value-type="float" office:value="3.492556">
                <text:p>3.49255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849">
                <text:p>849</text:p>
              </table:table-cell>
              <table:table-cell office:value-type="float" office:value="3.492556">
                <text:p>3.49255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850">
                <text:p>850</text:p>
              </table:table-cell>
              <table:table-cell office:value-type="float" office:value="3.492556">
                <text:p>3.49255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851">
                <text:p>851</text:p>
              </table:table-cell>
              <table:table-cell office:value-type="float" office:value="3.492556">
                <text:p>3.49255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852">
                <text:p>852</text:p>
              </table:table-cell>
              <table:table-cell office:value-type="float" office:value="3.492556">
                <text:p>3.49255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853">
                <text:p>853</text:p>
              </table:table-cell>
              <table:table-cell office:value-type="float" office:value="3.492556">
                <text:p>3.49255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854">
                <text:p>854</text:p>
              </table:table-cell>
              <table:table-cell office:value-type="float" office:value="3.492556">
                <text:p>3.49255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855">
                <text:p>855</text:p>
              </table:table-cell>
              <table:table-cell office:value-type="float" office:value="3.492556">
                <text:p>3.49255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856">
                <text:p>856</text:p>
              </table:table-cell>
              <table:table-cell office:value-type="float" office:value="3.492556">
                <text:p>3.49255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857">
                <text:p>857</text:p>
              </table:table-cell>
              <table:table-cell office:value-type="float" office:value="3.519428">
                <text:p>3.51942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858">
                <text:p>858</text:p>
              </table:table-cell>
              <table:table-cell office:value-type="float" office:value="3.519428">
                <text:p>3.51942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859">
                <text:p>859</text:p>
              </table:table-cell>
              <table:table-cell office:value-type="float" office:value="3.519428">
                <text:p>3.51942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860">
                <text:p>860</text:p>
              </table:table-cell>
              <table:table-cell office:value-type="float" office:value="3.519428">
                <text:p>3.51942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861">
                <text:p>861</text:p>
              </table:table-cell>
              <table:table-cell office:value-type="float" office:value="3.519428">
                <text:p>3.51942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862">
                <text:p>862</text:p>
              </table:table-cell>
              <table:table-cell office:value-type="float" office:value="3.519428">
                <text:p>3.51942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863">
                <text:p>863</text:p>
              </table:table-cell>
              <table:table-cell office:value-type="float" office:value="3.519428">
                <text:p>3.51942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864">
                <text:p>864</text:p>
              </table:table-cell>
              <table:table-cell office:value-type="float" office:value="3.57658">
                <text:p>3.5765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865">
                <text:p>865</text:p>
              </table:table-cell>
              <table:table-cell office:value-type="float" office:value="3.57658">
                <text:p>3.5765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866">
                <text:p>866</text:p>
              </table:table-cell>
              <table:table-cell office:value-type="float" office:value="3.57658">
                <text:p>3.5765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867">
                <text:p>867</text:p>
              </table:table-cell>
              <table:table-cell office:value-type="float" office:value="3.57658">
                <text:p>3.5765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868">
                <text:p>868</text:p>
              </table:table-cell>
              <table:table-cell office:value-type="float" office:value="3.57658">
                <text:p>3.5765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869">
                <text:p>869</text:p>
              </table:table-cell>
              <table:table-cell office:value-type="float" office:value="3.57658">
                <text:p>3.5765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870">
                <text:p>870</text:p>
              </table:table-cell>
              <table:table-cell office:value-type="float" office:value="3.57658">
                <text:p>3.5765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871">
                <text:p>871</text:p>
              </table:table-cell>
              <table:table-cell office:value-type="float" office:value="3.57658">
                <text:p>3.5765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872">
                <text:p>872</text:p>
              </table:table-cell>
              <table:table-cell office:value-type="float" office:value="3.57658">
                <text:p>3.5765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873">
                <text:p>873</text:p>
              </table:table-cell>
              <table:table-cell office:value-type="float" office:value="3.528203">
                <text:p>3.52820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874">
                <text:p>874</text:p>
              </table:table-cell>
              <table:table-cell office:value-type="float" office:value="3.528203">
                <text:p>3.52820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875">
                <text:p>875</text:p>
              </table:table-cell>
              <table:table-cell office:value-type="float" office:value="3.528203">
                <text:p>3.52820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876">
                <text:p>876</text:p>
              </table:table-cell>
              <table:table-cell office:value-type="float" office:value="3.528203">
                <text:p>3.52820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877">
                <text:p>877</text:p>
              </table:table-cell>
              <table:table-cell office:value-type="float" office:value="3.528203">
                <text:p>3.52820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878">
                <text:p>878</text:p>
              </table:table-cell>
              <table:table-cell office:value-type="float" office:value="3.528203">
                <text:p>3.52820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879">
                <text:p>879</text:p>
              </table:table-cell>
              <table:table-cell office:value-type="float" office:value="3.528203">
                <text:p>3.52820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880">
                <text:p>880</text:p>
              </table:table-cell>
              <table:table-cell office:value-type="float" office:value="3.528203">
                <text:p>3.52820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881">
                <text:p>881</text:p>
              </table:table-cell>
              <table:table-cell office:value-type="float" office:value="3.528203">
                <text:p>3.52820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882">
                <text:p>882</text:p>
              </table:table-cell>
              <table:table-cell office:value-type="float" office:value="3.528203">
                <text:p>3.52820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883">
                <text:p>883</text:p>
              </table:table-cell>
              <table:table-cell office:value-type="float" office:value="3.528203">
                <text:p>3.52820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884">
                <text:p>884</text:p>
              </table:table-cell>
              <table:table-cell office:value-type="float" office:value="3.528203">
                <text:p>3.52820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885">
                <text:p>885</text:p>
              </table:table-cell>
              <table:table-cell office:value-type="float" office:value="3.528203">
                <text:p>3.52820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886">
                <text:p>886</text:p>
              </table:table-cell>
              <table:table-cell office:value-type="float" office:value="3.528203">
                <text:p>3.52820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887">
                <text:p>887</text:p>
              </table:table-cell>
              <table:table-cell office:value-type="float" office:value="3.528203">
                <text:p>3.52820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888">
                <text:p>888</text:p>
              </table:table-cell>
              <table:table-cell office:value-type="float" office:value="3.528203">
                <text:p>3.52820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889">
                <text:p>889</text:p>
              </table:table-cell>
              <table:table-cell office:value-type="float" office:value="3.528203">
                <text:p>3.52820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890">
                <text:p>890</text:p>
              </table:table-cell>
              <table:table-cell office:value-type="float" office:value="3.528203">
                <text:p>3.52820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891">
                <text:p>891</text:p>
              </table:table-cell>
              <table:table-cell office:value-type="float" office:value="3.528203">
                <text:p>3.52820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892">
                <text:p>892</text:p>
              </table:table-cell>
              <table:table-cell office:value-type="float" office:value="3.528203">
                <text:p>3.52820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893">
                <text:p>893</text:p>
              </table:table-cell>
              <table:table-cell office:value-type="float" office:value="3.528203">
                <text:p>3.52820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894">
                <text:p>894</text:p>
              </table:table-cell>
              <table:table-cell office:value-type="float" office:value="3.528203">
                <text:p>3.52820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895">
                <text:p>895</text:p>
              </table:table-cell>
              <table:table-cell office:value-type="float" office:value="3.528203">
                <text:p>3.52820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896">
                <text:p>896</text:p>
              </table:table-cell>
              <table:table-cell office:value-type="float" office:value="3.528203">
                <text:p>3.52820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897">
                <text:p>897</text:p>
              </table:table-cell>
              <table:table-cell office:value-type="float" office:value="3.528203">
                <text:p>3.52820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898">
                <text:p>898</text:p>
              </table:table-cell>
              <table:table-cell office:value-type="float" office:value="3.528203">
                <text:p>3.52820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899">
                <text:p>899</text:p>
              </table:table-cell>
              <table:table-cell office:value-type="float" office:value="3.519429">
                <text:p>3.51942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900">
                <text:p>900</text:p>
              </table:table-cell>
              <table:table-cell office:value-type="float" office:value="3.519429">
                <text:p>3.51942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901">
                <text:p>901</text:p>
              </table:table-cell>
              <table:table-cell office:value-type="float" office:value="3.473595">
                <text:p>3.47359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902">
                <text:p>902</text:p>
              </table:table-cell>
              <table:table-cell office:value-type="float" office:value="3.473595">
                <text:p>3.47359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903">
                <text:p>903</text:p>
              </table:table-cell>
              <table:table-cell office:value-type="float" office:value="3.473595">
                <text:p>3.47359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904">
                <text:p>904</text:p>
              </table:table-cell>
              <table:table-cell office:value-type="float" office:value="3.473595">
                <text:p>3.47359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905">
                <text:p>905</text:p>
              </table:table-cell>
              <table:table-cell office:value-type="float" office:value="3.473595">
                <text:p>3.47359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906">
                <text:p>906</text:p>
              </table:table-cell>
              <table:table-cell office:value-type="float" office:value="3.473595">
                <text:p>3.47359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907">
                <text:p>907</text:p>
              </table:table-cell>
              <table:table-cell office:value-type="float" office:value="3.473595">
                <text:p>3.47359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908">
                <text:p>908</text:p>
              </table:table-cell>
              <table:table-cell office:value-type="float" office:value="3.473595">
                <text:p>3.47359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909">
                <text:p>909</text:p>
              </table:table-cell>
              <table:table-cell office:value-type="float" office:value="3.473595">
                <text:p>3.47359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910">
                <text:p>910</text:p>
              </table:table-cell>
              <table:table-cell office:value-type="float" office:value="3.473595">
                <text:p>3.47359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911">
                <text:p>911</text:p>
              </table:table-cell>
              <table:table-cell office:value-type="float" office:value="3.473595">
                <text:p>3.47359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912">
                <text:p>912</text:p>
              </table:table-cell>
              <table:table-cell office:value-type="float" office:value="3.473595">
                <text:p>3.47359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913">
                <text:p>913</text:p>
              </table:table-cell>
              <table:table-cell office:value-type="float" office:value="3.473595">
                <text:p>3.47359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914">
                <text:p>914</text:p>
              </table:table-cell>
              <table:table-cell office:value-type="float" office:value="3.473595">
                <text:p>3.47359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915">
                <text:p>915</text:p>
              </table:table-cell>
              <table:table-cell office:value-type="float" office:value="3.473595">
                <text:p>3.47359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916">
                <text:p>916</text:p>
              </table:table-cell>
              <table:table-cell office:value-type="float" office:value="3.473595">
                <text:p>3.47359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917">
                <text:p>917</text:p>
              </table:table-cell>
              <table:table-cell office:value-type="float" office:value="3.473595">
                <text:p>3.47359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918">
                <text:p>918</text:p>
              </table:table-cell>
              <table:table-cell office:value-type="float" office:value="3.473595">
                <text:p>3.47359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919">
                <text:p>919</text:p>
              </table:table-cell>
              <table:table-cell office:value-type="float" office:value="3.473595">
                <text:p>3.47359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920">
                <text:p>920</text:p>
              </table:table-cell>
              <table:table-cell office:value-type="float" office:value="3.473595">
                <text:p>3.47359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921">
                <text:p>921</text:p>
              </table:table-cell>
              <table:table-cell office:value-type="float" office:value="3.473595">
                <text:p>3.47359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922">
                <text:p>922</text:p>
              </table:table-cell>
              <table:table-cell office:value-type="float" office:value="3.473595">
                <text:p>3.47359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923">
                <text:p>923</text:p>
              </table:table-cell>
              <table:table-cell office:value-type="float" office:value="3.473595">
                <text:p>3.47359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924">
                <text:p>924</text:p>
              </table:table-cell>
              <table:table-cell office:value-type="float" office:value="3.473595">
                <text:p>3.47359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925">
                <text:p>925</text:p>
              </table:table-cell>
              <table:table-cell office:value-type="float" office:value="3.473595">
                <text:p>3.47359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926">
                <text:p>926</text:p>
              </table:table-cell>
              <table:table-cell office:value-type="float" office:value="3.473595">
                <text:p>3.47359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927">
                <text:p>927</text:p>
              </table:table-cell>
              <table:table-cell office:value-type="float" office:value="3.473595">
                <text:p>3.47359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928">
                <text:p>928</text:p>
              </table:table-cell>
              <table:table-cell office:value-type="float" office:value="3.473595">
                <text:p>3.47359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929">
                <text:p>929</text:p>
              </table:table-cell>
              <table:table-cell office:value-type="float" office:value="3.473595">
                <text:p>3.47359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930">
                <text:p>930</text:p>
              </table:table-cell>
              <table:table-cell office:value-type="float" office:value="3.473595">
                <text:p>3.47359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931">
                <text:p>931</text:p>
              </table:table-cell>
              <table:table-cell office:value-type="float" office:value="3.473595">
                <text:p>3.47359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932">
                <text:p>932</text:p>
              </table:table-cell>
              <table:table-cell office:value-type="float" office:value="3.473595">
                <text:p>3.47359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933">
                <text:p>933</text:p>
              </table:table-cell>
              <table:table-cell office:value-type="float" office:value="3.473595">
                <text:p>3.47359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934">
                <text:p>934</text:p>
              </table:table-cell>
              <table:table-cell office:value-type="float" office:value="3.473595">
                <text:p>3.47359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935">
                <text:p>935</text:p>
              </table:table-cell>
              <table:table-cell office:value-type="float" office:value="3.473595">
                <text:p>3.47359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936">
                <text:p>936</text:p>
              </table:table-cell>
              <table:table-cell office:value-type="float" office:value="3.473595">
                <text:p>3.47359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937">
                <text:p>937</text:p>
              </table:table-cell>
              <table:table-cell office:value-type="float" office:value="3.473595">
                <text:p>3.47359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938">
                <text:p>938</text:p>
              </table:table-cell>
              <table:table-cell office:value-type="float" office:value="3.473595">
                <text:p>3.47359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939">
                <text:p>939</text:p>
              </table:table-cell>
              <table:table-cell office:value-type="float" office:value="3.473595">
                <text:p>3.47359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940">
                <text:p>940</text:p>
              </table:table-cell>
              <table:table-cell office:value-type="float" office:value="3.473595">
                <text:p>3.47359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941">
                <text:p>941</text:p>
              </table:table-cell>
              <table:table-cell office:value-type="float" office:value="3.473595">
                <text:p>3.47359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942">
                <text:p>942</text:p>
              </table:table-cell>
              <table:table-cell office:value-type="float" office:value="3.473595">
                <text:p>3.47359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943">
                <text:p>943</text:p>
              </table:table-cell>
              <table:table-cell office:value-type="float" office:value="3.473595">
                <text:p>3.47359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944">
                <text:p>944</text:p>
              </table:table-cell>
              <table:table-cell office:value-type="float" office:value="3.473595">
                <text:p>3.47359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945">
                <text:p>945</text:p>
              </table:table-cell>
              <table:table-cell office:value-type="float" office:value="3.473595">
                <text:p>3.47359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946">
                <text:p>946</text:p>
              </table:table-cell>
              <table:table-cell office:value-type="float" office:value="3.473595">
                <text:p>3.47359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947">
                <text:p>947</text:p>
              </table:table-cell>
              <table:table-cell office:value-type="float" office:value="3.473595">
                <text:p>3.47359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948">
                <text:p>948</text:p>
              </table:table-cell>
              <table:table-cell office:value-type="float" office:value="3.473595">
                <text:p>3.47359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949">
                <text:p>949</text:p>
              </table:table-cell>
              <table:table-cell office:value-type="float" office:value="3.473595">
                <text:p>3.47359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950">
                <text:p>950</text:p>
              </table:table-cell>
              <table:table-cell office:value-type="float" office:value="3.473595">
                <text:p>3.47359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951">
                <text:p>951</text:p>
              </table:table-cell>
              <table:table-cell office:value-type="float" office:value="3.473595">
                <text:p>3.47359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952">
                <text:p>952</text:p>
              </table:table-cell>
              <table:table-cell office:value-type="float" office:value="3.473595">
                <text:p>3.47359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953">
                <text:p>953</text:p>
              </table:table-cell>
              <table:table-cell office:value-type="float" office:value="3.473595">
                <text:p>3.47359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954">
                <text:p>954</text:p>
              </table:table-cell>
              <table:table-cell office:value-type="float" office:value="3.473595">
                <text:p>3.47359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955">
                <text:p>955</text:p>
              </table:table-cell>
              <table:table-cell office:value-type="float" office:value="3.473595">
                <text:p>3.47359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956">
                <text:p>956</text:p>
              </table:table-cell>
              <table:table-cell office:value-type="float" office:value="3.473595">
                <text:p>3.47359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957">
                <text:p>957</text:p>
              </table:table-cell>
              <table:table-cell office:value-type="float" office:value="3.473595">
                <text:p>3.47359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958">
                <text:p>958</text:p>
              </table:table-cell>
              <table:table-cell office:value-type="float" office:value="3.473595">
                <text:p>3.47359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959">
                <text:p>959</text:p>
              </table:table-cell>
              <table:table-cell office:value-type="float" office:value="3.473595">
                <text:p>3.47359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960">
                <text:p>960</text:p>
              </table:table-cell>
              <table:table-cell office:value-type="float" office:value="3.473595">
                <text:p>3.47359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961">
                <text:p>961</text:p>
              </table:table-cell>
              <table:table-cell office:value-type="float" office:value="3.473595">
                <text:p>3.47359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962">
                <text:p>962</text:p>
              </table:table-cell>
              <table:table-cell office:value-type="float" office:value="3.473595">
                <text:p>3.47359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963">
                <text:p>963</text:p>
              </table:table-cell>
              <table:table-cell office:value-type="float" office:value="3.473595">
                <text:p>3.47359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964">
                <text:p>964</text:p>
              </table:table-cell>
              <table:table-cell office:value-type="float" office:value="3.473595">
                <text:p>3.47359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965">
                <text:p>965</text:p>
              </table:table-cell>
              <table:table-cell office:value-type="float" office:value="3.473595">
                <text:p>3.47359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966">
                <text:p>966</text:p>
              </table:table-cell>
              <table:table-cell office:value-type="float" office:value="3.473595">
                <text:p>3.47359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967">
                <text:p>967</text:p>
              </table:table-cell>
              <table:table-cell office:value-type="float" office:value="3.473595">
                <text:p>3.47359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968">
                <text:p>968</text:p>
              </table:table-cell>
              <table:table-cell office:value-type="float" office:value="3.473595">
                <text:p>3.47359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969">
                <text:p>969</text:p>
              </table:table-cell>
              <table:table-cell office:value-type="float" office:value="3.473595">
                <text:p>3.47359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970">
                <text:p>970</text:p>
              </table:table-cell>
              <table:table-cell office:value-type="float" office:value="3.473595">
                <text:p>3.47359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971">
                <text:p>971</text:p>
              </table:table-cell>
              <table:table-cell office:value-type="float" office:value="3.473595">
                <text:p>3.47359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972">
                <text:p>972</text:p>
              </table:table-cell>
              <table:table-cell office:value-type="float" office:value="3.473595">
                <text:p>3.47359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973">
                <text:p>973</text:p>
              </table:table-cell>
              <table:table-cell office:value-type="float" office:value="3.473595">
                <text:p>3.47359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974">
                <text:p>974</text:p>
              </table:table-cell>
              <table:table-cell office:value-type="float" office:value="3.473595">
                <text:p>3.47359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975">
                <text:p>975</text:p>
              </table:table-cell>
              <table:table-cell office:value-type="float" office:value="3.473595">
                <text:p>3.47359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976">
                <text:p>976</text:p>
              </table:table-cell>
              <table:table-cell office:value-type="float" office:value="3.473595">
                <text:p>3.47359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977">
                <text:p>977</text:p>
              </table:table-cell>
              <table:table-cell office:value-type="float" office:value="3.473595">
                <text:p>3.47359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978">
                <text:p>978</text:p>
              </table:table-cell>
              <table:table-cell office:value-type="float" office:value="3.473595">
                <text:p>3.47359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979">
                <text:p>979</text:p>
              </table:table-cell>
              <table:table-cell office:value-type="float" office:value="3.473595">
                <text:p>3.47359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980">
                <text:p>980</text:p>
              </table:table-cell>
              <table:table-cell office:value-type="float" office:value="3.473595">
                <text:p>3.47359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981">
                <text:p>981</text:p>
              </table:table-cell>
              <table:table-cell office:value-type="float" office:value="3.473595">
                <text:p>3.47359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982">
                <text:p>982</text:p>
              </table:table-cell>
              <table:table-cell office:value-type="float" office:value="3.473595">
                <text:p>3.47359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983">
                <text:p>983</text:p>
              </table:table-cell>
              <table:table-cell office:value-type="float" office:value="3.473595">
                <text:p>3.47359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984">
                <text:p>984</text:p>
              </table:table-cell>
              <table:table-cell office:value-type="float" office:value="3.473595">
                <text:p>3.47359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985">
                <text:p>985</text:p>
              </table:table-cell>
              <table:table-cell office:value-type="float" office:value="3.473595">
                <text:p>3.47359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986">
                <text:p>986</text:p>
              </table:table-cell>
              <table:table-cell office:value-type="float" office:value="3.473595">
                <text:p>3.47359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987">
                <text:p>987</text:p>
              </table:table-cell>
              <table:table-cell office:value-type="float" office:value="3.473595">
                <text:p>3.47359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988">
                <text:p>988</text:p>
              </table:table-cell>
              <table:table-cell office:value-type="float" office:value="3.473595">
                <text:p>3.47359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989">
                <text:p>989</text:p>
              </table:table-cell>
              <table:table-cell office:value-type="float" office:value="3.473595">
                <text:p>3.47359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990">
                <text:p>990</text:p>
              </table:table-cell>
              <table:table-cell office:value-type="float" office:value="3.473595">
                <text:p>3.47359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991">
                <text:p>991</text:p>
              </table:table-cell>
              <table:table-cell office:value-type="float" office:value="3.473595">
                <text:p>3.47359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992">
                <text:p>992</text:p>
              </table:table-cell>
              <table:table-cell office:value-type="float" office:value="3.473595">
                <text:p>3.47359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993">
                <text:p>993</text:p>
              </table:table-cell>
              <table:table-cell office:value-type="float" office:value="3.473595">
                <text:p>3.47359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994">
                <text:p>994</text:p>
              </table:table-cell>
              <table:table-cell office:value-type="float" office:value="3.473595">
                <text:p>3.47359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995">
                <text:p>995</text:p>
              </table:table-cell>
              <table:table-cell office:value-type="float" office:value="3.473595">
                <text:p>3.47359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996">
                <text:p>996</text:p>
              </table:table-cell>
              <table:table-cell office:value-type="float" office:value="3.473595">
                <text:p>3.47359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997">
                <text:p>997</text:p>
              </table:table-cell>
              <table:table-cell office:value-type="float" office:value="3.473595">
                <text:p>3.47359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998">
                <text:p>998</text:p>
              </table:table-cell>
              <table:table-cell office:value-type="float" office:value="3.473595">
                <text:p>3.47359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999">
                <text:p>999</text:p>
              </table:table-cell>
              <table:table-cell office:value-type="float" office:value="3.473595">
                <text:p>3.47359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3.473595">
                <text:p>3.473595</text:p>
              </table:table-cell>
              <table:table-cell office:value-type="float" office:value="15">
                <text:p>1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0.3$Windows_X86_64 LibreOffice_project/5e3e00a007d9b3b6efb6797a8b8e57b51ab1f73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